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0df" officeooo:paragraph-rsid="000dc0df"/>
    </style:style>
    <style:style style:name="P2" style:family="paragraph" style:parent-style-name="Standard">
      <style:text-properties officeooo:rsid="000dc0df" officeooo:paragraph-rsid="000f85dd"/>
    </style:style>
    <style:style style:name="P3" style:family="paragraph" style:parent-style-name="Standard">
      <style:text-properties officeooo:rsid="000e87a4" officeooo:paragraph-rsid="000e87a4"/>
    </style:style>
    <style:style style:name="P4" style:family="paragraph" style:parent-style-name="Standard">
      <style:text-properties officeooo:rsid="0010166a" officeooo:paragraph-rsid="0010166a"/>
    </style:style>
    <style:style style:name="P5" style:family="paragraph" style:parent-style-name="Standard">
      <style:text-properties officeooo:rsid="0010eaa4" officeooo:paragraph-rsid="0010eaa4"/>
    </style:style>
    <style:style style:name="P6" style:family="paragraph" style:parent-style-name="Standard">
      <style:text-properties officeooo:rsid="0012a527" officeooo:paragraph-rsid="0012a527"/>
    </style:style>
    <style:style style:name="P7" style:family="paragraph" style:parent-style-name="Standard">
      <style:text-properties officeooo:rsid="0013adcc" officeooo:paragraph-rsid="0013adcc"/>
    </style:style>
    <style:style style:name="P8" style:family="paragraph" style:parent-style-name="Standard">
      <style:text-properties officeooo:rsid="0013f3ca" officeooo:paragraph-rsid="0013f3ca"/>
    </style:style>
    <style:style style:name="P9" style:family="paragraph" style:parent-style-name="Standard">
      <style:text-properties officeooo:rsid="00158243" officeooo:paragraph-rsid="00158243"/>
    </style:style>
    <style:style style:name="P10" style:family="paragraph" style:parent-style-name="Standard">
      <style:text-properties officeooo:rsid="0016609e" officeooo:paragraph-rsid="0016609e"/>
    </style:style>
    <style:style style:name="P11" style:family="paragraph" style:parent-style-name="Standard">
      <style:text-properties officeooo:rsid="00175081" officeooo:paragraph-rsid="00175081"/>
    </style:style>
    <style:style style:name="P12" style:family="paragraph" style:parent-style-name="Standard">
      <style:text-properties officeooo:paragraph-rsid="00175081"/>
    </style:style>
    <style:style style:name="P13" style:family="paragraph" style:parent-style-name="Standard">
      <style:text-properties officeooo:rsid="001768ad" officeooo:paragraph-rsid="001768ad"/>
    </style:style>
    <style:style style:name="P14" style:family="paragraph" style:parent-style-name="Standard">
      <style:text-properties officeooo:rsid="001a1508" officeooo:paragraph-rsid="001a1508"/>
    </style:style>
    <style:style style:name="P15" style:family="paragraph" style:parent-style-name="Standard">
      <style:text-properties officeooo:rsid="001c8178" officeooo:paragraph-rsid="001c8178"/>
    </style:style>
    <style:style style:name="P16" style:family="paragraph" style:parent-style-name="Standard">
      <style:text-properties officeooo:rsid="001d7c48" officeooo:paragraph-rsid="001d7c48"/>
    </style:style>
    <style:style style:name="P17" style:family="paragraph" style:parent-style-name="Standard">
      <style:text-properties officeooo:rsid="001e6b53" officeooo:paragraph-rsid="001e6b53"/>
    </style:style>
    <style:style style:name="P18" style:family="paragraph" style:parent-style-name="Standard">
      <style:text-properties fo:font-weight="bold" officeooo:rsid="001e6b53" officeooo:paragraph-rsid="001e6b53" style:font-weight-asian="bold" style:font-weight-complex="bold"/>
    </style:style>
    <style:style style:name="P19" style:family="paragraph" style:parent-style-name="Standard">
      <style:text-properties style:font-name="Liberation Serif" fo:font-size="11pt" fo:font-weight="normal" officeooo:rsid="001e6b53" officeooo:paragraph-rsid="001e6b53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Serif" fo:font-size="11pt" fo:font-weight="normal" officeooo:rsid="0021d85b" officeooo:paragraph-rsid="0021d85b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Liberation Serif" fo:font-size="11pt" fo:font-weight="normal" officeooo:rsid="00227d9f" officeooo:paragraph-rsid="00227d9f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erif" fo:font-size="11pt" fo:font-weight="normal" officeooo:rsid="002281c1" officeooo:paragraph-rsid="002281c1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Liberation Serif" fo:font-size="11pt" fo:font-weight="normal" officeooo:rsid="00238dfc" officeooo:paragraph-rsid="00238dfc" style:font-size-asian="11pt" style:font-weight-asian="normal" style:font-size-complex="11pt" style:font-weight-complex="normal"/>
    </style:style>
    <style:style style:name="P24" style:family="paragraph" style:parent-style-name="Standard">
      <style:text-properties officeooo:rsid="00238dfc" officeooo:paragraph-rsid="00238dfc"/>
    </style:style>
    <style:style style:name="P25" style:family="paragraph" style:parent-style-name="Standard">
      <style:text-properties officeooo:rsid="00256516" officeooo:paragraph-rsid="00256516"/>
    </style:style>
    <style:style style:name="P26" style:family="paragraph" style:parent-style-name="Standard">
      <style:text-properties officeooo:rsid="00256d25" officeooo:paragraph-rsid="00256d25"/>
    </style:style>
    <style:style style:name="P27" style:family="paragraph" style:parent-style-name="Standard">
      <style:text-properties officeooo:rsid="0027f459" officeooo:paragraph-rsid="0027f459"/>
    </style:style>
    <style:style style:name="P28" style:family="paragraph" style:parent-style-name="Standard">
      <style:text-properties officeooo:rsid="00293a94" officeooo:paragraph-rsid="00293a94"/>
    </style:style>
    <style:style style:name="P29" style:family="paragraph" style:parent-style-name="Standard">
      <style:text-properties officeooo:rsid="0029e122" officeooo:paragraph-rsid="0029e122"/>
    </style:style>
    <style:style style:name="P30" style:family="paragraph" style:parent-style-name="Standard">
      <style:text-properties officeooo:rsid="002ccb92" officeooo:paragraph-rsid="002ccb92"/>
    </style:style>
    <style:style style:name="P31" style:family="paragraph" style:parent-style-name="Standard">
      <style:text-properties officeooo:rsid="002e62c0" officeooo:paragraph-rsid="002e62c0"/>
    </style:style>
    <style:style style:name="P32" style:family="paragraph" style:parent-style-name="Standard">
      <style:text-properties officeooo:rsid="002f1db4" officeooo:paragraph-rsid="002f1db4"/>
    </style:style>
    <style:style style:name="P33" style:family="paragraph" style:parent-style-name="Standard">
      <style:text-properties officeooo:rsid="002f2f0f" officeooo:paragraph-rsid="002f2f0f"/>
    </style:style>
    <style:style style:name="P34" style:family="paragraph" style:parent-style-name="Standard">
      <style:text-properties officeooo:rsid="00305dce" officeooo:paragraph-rsid="00305dce"/>
    </style:style>
    <style:style style:name="P35" style:family="paragraph" style:parent-style-name="Standard">
      <style:text-properties officeooo:rsid="00322f83" officeooo:paragraph-rsid="00322f83"/>
    </style:style>
    <style:style style:name="P36" style:family="paragraph" style:parent-style-name="Standard">
      <style:text-properties officeooo:rsid="00328e6a" officeooo:paragraph-rsid="00328e6a"/>
    </style:style>
    <style:style style:name="P37" style:family="paragraph" style:parent-style-name="Standard">
      <style:text-properties officeooo:rsid="0032d4b4" officeooo:paragraph-rsid="0032d4b4"/>
    </style:style>
    <style:style style:name="P38" style:family="paragraph" style:parent-style-name="Standard">
      <style:text-properties officeooo:rsid="00344859" officeooo:paragraph-rsid="00344859"/>
    </style:style>
    <style:style style:name="P39" style:family="paragraph" style:parent-style-name="Standard">
      <style:text-properties officeooo:rsid="0037adca" officeooo:paragraph-rsid="0037adca"/>
    </style:style>
    <style:style style:name="P40" style:family="paragraph" style:parent-style-name="Standard">
      <style:text-properties officeooo:rsid="0038e847" officeooo:paragraph-rsid="0038e847"/>
    </style:style>
    <style:style style:name="P41" style:family="paragraph" style:parent-style-name="Standard">
      <style:text-properties officeooo:rsid="0039a3cf" officeooo:paragraph-rsid="0039a3cf"/>
    </style:style>
    <style:style style:name="P42" style:family="paragraph" style:parent-style-name="Standard">
      <style:text-properties officeooo:rsid="0039a3cf" officeooo:paragraph-rsid="0039aea6"/>
    </style:style>
    <style:style style:name="P43" style:family="paragraph" style:parent-style-name="Standard">
      <style:text-properties officeooo:rsid="0039a3cf" officeooo:paragraph-rsid="003a9780"/>
    </style:style>
    <style:style style:name="P44" style:family="paragraph" style:parent-style-name="Standard">
      <style:text-properties officeooo:rsid="003d2900" officeooo:paragraph-rsid="003d2900"/>
    </style:style>
    <style:style style:name="P45" style:family="paragraph" style:parent-style-name="Standard">
      <style:text-properties officeooo:rsid="003e5a20" officeooo:paragraph-rsid="003e5a20"/>
    </style:style>
    <style:style style:name="P46" style:family="paragraph" style:parent-style-name="Standard">
      <style:text-properties officeooo:paragraph-rsid="003fea31"/>
    </style:style>
    <style:style style:name="P47" style:family="paragraph" style:parent-style-name="Standard">
      <style:text-properties officeooo:paragraph-rsid="00403943"/>
    </style:style>
    <style:style style:name="P48" style:family="paragraph" style:parent-style-name="Standard">
      <style:text-properties officeooo:paragraph-rsid="0042d414"/>
    </style:style>
    <style:style style:name="P49" style:family="paragraph" style:parent-style-name="Standard">
      <style:text-properties officeooo:paragraph-rsid="00462574"/>
    </style:style>
    <style:style style:name="P50" style:family="paragraph" style:parent-style-name="Standard">
      <style:text-properties officeooo:paragraph-rsid="00466f04"/>
    </style:style>
    <style:style style:name="P51" style:family="paragraph" style:parent-style-name="Standard">
      <style:text-properties officeooo:paragraph-rsid="004854c5"/>
    </style:style>
    <style:style style:name="P52" style:family="paragraph" style:parent-style-name="Standard">
      <style:text-properties officeooo:paragraph-rsid="004a985c"/>
    </style:style>
    <style:style style:name="P53" style:family="paragraph" style:parent-style-name="Standard">
      <style:text-properties officeooo:paragraph-rsid="004c93ec"/>
    </style:style>
    <style:style style:name="P54" style:family="paragraph" style:parent-style-name="Standard">
      <style:text-properties officeooo:paragraph-rsid="00520a3c"/>
    </style:style>
    <style:style style:name="P55" style:family="paragraph" style:parent-style-name="Standard">
      <style:text-properties officeooo:paragraph-rsid="00527b6f"/>
    </style:style>
    <style:style style:name="P56" style:family="paragraph" style:parent-style-name="Standard">
      <style:text-properties officeooo:rsid="00527b6f" officeooo:paragraph-rsid="00527b6f"/>
    </style:style>
    <style:style style:name="P57" style:family="paragraph" style:parent-style-name="Standard">
      <style:text-properties officeooo:rsid="0053c98b" officeooo:paragraph-rsid="0053c98b"/>
    </style:style>
    <style:style style:name="P58" style:family="paragraph" style:parent-style-name="Standard">
      <style:text-properties officeooo:rsid="0053c98b" officeooo:paragraph-rsid="0055f88e"/>
    </style:style>
    <style:style style:name="P59" style:family="paragraph" style:parent-style-name="Standard">
      <style:text-properties officeooo:rsid="0053c98b" officeooo:paragraph-rsid="0058312f"/>
    </style:style>
    <style:style style:name="P60" style:family="paragraph" style:parent-style-name="Standard">
      <style:text-properties officeooo:rsid="0053c98b" officeooo:paragraph-rsid="00594bfa"/>
    </style:style>
    <style:style style:name="P61" style:family="paragraph" style:parent-style-name="Standard">
      <style:text-properties officeooo:rsid="0053c98b" officeooo:paragraph-rsid="005a2830"/>
    </style:style>
    <style:style style:name="P62" style:family="paragraph" style:parent-style-name="Standard">
      <style:text-properties officeooo:rsid="0053c98b" officeooo:paragraph-rsid="005c10f8"/>
    </style:style>
    <style:style style:name="P63" style:family="paragraph" style:parent-style-name="Standard">
      <style:text-properties officeooo:rsid="0053c98b" officeooo:paragraph-rsid="005cd66e"/>
    </style:style>
    <style:style style:name="P64" style:family="paragraph" style:parent-style-name="Standard">
      <style:text-properties officeooo:rsid="0053c98b" officeooo:paragraph-rsid="005f5595"/>
    </style:style>
    <style:style style:name="P65" style:family="paragraph" style:parent-style-name="Standard">
      <style:text-properties officeooo:rsid="0053c98b" officeooo:paragraph-rsid="0061a0c4"/>
    </style:style>
    <style:style style:name="P66" style:family="paragraph" style:parent-style-name="Standard">
      <style:text-properties officeooo:rsid="0053c98b" officeooo:paragraph-rsid="00637a5e"/>
    </style:style>
    <style:style style:name="P67" style:family="paragraph" style:parent-style-name="Standard">
      <style:text-properties officeooo:rsid="0053c98b" officeooo:paragraph-rsid="0063fffb"/>
    </style:style>
    <style:style style:name="P68" style:family="paragraph" style:parent-style-name="Standard">
      <style:text-properties officeooo:rsid="0053c98b" officeooo:paragraph-rsid="0064bf8f"/>
    </style:style>
    <style:style style:name="P69" style:family="paragraph" style:parent-style-name="Standard">
      <style:text-properties officeooo:rsid="0053c98b" officeooo:paragraph-rsid="006512cb"/>
    </style:style>
    <style:style style:name="P70" style:family="paragraph" style:parent-style-name="Standard">
      <style:text-properties officeooo:rsid="0053c98b" officeooo:paragraph-rsid="0066c2f3"/>
    </style:style>
    <style:style style:name="P71" style:family="paragraph" style:parent-style-name="Standard">
      <style:text-properties officeooo:rsid="0053c98b" officeooo:paragraph-rsid="00683bcd"/>
    </style:style>
    <style:style style:name="P72" style:family="paragraph" style:parent-style-name="Standard">
      <style:text-properties officeooo:rsid="0069a935" officeooo:paragraph-rsid="0069a935"/>
    </style:style>
    <style:style style:name="P73" style:family="paragraph" style:parent-style-name="Standard">
      <style:text-properties officeooo:rsid="006b3ae8" officeooo:paragraph-rsid="006b3ae8"/>
    </style:style>
    <style:style style:name="P74" style:family="paragraph" style:parent-style-name="Standard">
      <style:text-properties officeooo:rsid="006bf0d2" officeooo:paragraph-rsid="006bf0d2"/>
    </style:style>
    <style:style style:name="P75" style:family="paragraph" style:parent-style-name="Standard">
      <style:text-properties officeooo:rsid="006e03b5" officeooo:paragraph-rsid="006e03b5"/>
    </style:style>
    <style:style style:name="P76" style:family="paragraph" style:parent-style-name="Standard">
      <style:text-properties officeooo:rsid="007158cb" officeooo:paragraph-rsid="007158cb"/>
    </style:style>
    <style:style style:name="P77" style:family="paragraph" style:parent-style-name="Standard">
      <style:text-properties officeooo:rsid="00743558" officeooo:paragraph-rsid="00743558"/>
    </style:style>
    <style:style style:name="P7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e87a4" officeooo:paragraph-rsid="000e87a4"/>
    </style:style>
    <style:style style:name="P7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0166a" officeooo:paragraph-rsid="0010166a"/>
    </style:style>
    <style:style style:name="P8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609e" officeooo:paragraph-rsid="0016609e"/>
    </style:style>
    <style:style style:name="P8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9e55" officeooo:paragraph-rsid="001a9e55"/>
    </style:style>
    <style:style style:name="P8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1pt" fo:font-weight="normal" officeooo:rsid="00227d9f" officeooo:paragraph-rsid="00227d9f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1pt" fo:font-weight="normal" officeooo:rsid="00238dfc" officeooo:paragraph-rsid="00238dfc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56516" officeooo:paragraph-rsid="00256516"/>
    </style:style>
    <style:style style:name="P8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7275a" officeooo:paragraph-rsid="0027275a"/>
    </style:style>
    <style:style style:name="P8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38e847" officeooo:paragraph-rsid="0038e847"/>
    </style:style>
    <style:style style:name="P8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39aea6" officeooo:paragraph-rsid="0039aea6"/>
    </style:style>
    <style:style style:name="P8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3e5a20" officeooo:paragraph-rsid="003e5a20"/>
    </style:style>
    <style:style style:name="P8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3fea31" officeooo:paragraph-rsid="003fea31"/>
    </style:style>
    <style:style style:name="P9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4854c5"/>
    </style:style>
    <style:style style:name="P9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527b6f"/>
    </style:style>
    <style:style style:name="P9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55f88e"/>
    </style:style>
    <style:style style:name="P9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594bfa"/>
    </style:style>
    <style:style style:name="P9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5c10f8"/>
    </style:style>
    <style:style style:name="P9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5f5595"/>
    </style:style>
    <style:style style:name="P9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61a0c4"/>
    </style:style>
    <style:style style:name="P9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637a5e"/>
    </style:style>
    <style:style style:name="P9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66c2f3"/>
    </style:style>
    <style:style style:name="P9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3c98b" officeooo:paragraph-rsid="00683bcd"/>
    </style:style>
    <style:style style:name="P10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6bf0d2" officeooo:paragraph-rsid="006bf0d2"/>
    </style:style>
    <style:style style:name="P101" style:family="paragraph" style:parent-style-name="Standard">
      <style:paragraph-properties fo:break-before="page"/>
      <style:text-properties officeooo:rsid="00305dce" officeooo:paragraph-rsid="00305dce"/>
    </style:style>
    <style:style style:name="P102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16609e" officeooo:paragraph-rsid="0016609e"/>
    </style:style>
    <style:style style:name="P103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2f2f0f" officeooo:paragraph-rsid="002f2f0f"/>
    </style:style>
    <style:style style:name="P104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paragraph-rsid="0042d414"/>
    </style:style>
    <style:style style:name="P105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paragraph-rsid="00445496"/>
    </style:style>
    <style:style style:name="P106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paragraph-rsid="00466f04"/>
    </style:style>
    <style:style style:name="P107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paragraph-rsid="004a985c"/>
    </style:style>
    <style:style style:name="P108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53c98b" officeooo:paragraph-rsid="0058312f"/>
    </style:style>
    <style:style style:name="P109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53c98b" officeooo:paragraph-rsid="005a2830"/>
    </style:style>
    <style:style style:name="P110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53c98b" officeooo:paragraph-rsid="0063fffb"/>
    </style:style>
    <style:style style:name="P111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53c98b" officeooo:paragraph-rsid="0064bf8f"/>
    </style:style>
    <style:style style:name="P112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69a935" officeooo:paragraph-rsid="0069a935"/>
    </style:style>
    <style:style style:name="P113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6adae2" officeooo:paragraph-rsid="006adae2"/>
    </style:style>
    <style:style style:name="P114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7158cb" officeooo:paragraph-rsid="007158cb"/>
    </style:style>
    <style:style style:name="P115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743558" officeooo:paragraph-rsid="00743558"/>
    </style:style>
    <style:style style:name="P116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6bf0d2" officeooo:paragraph-rsid="006bf0d2"/>
    </style:style>
    <style:style style:name="P117" style:family="paragraph" style:parent-style-name="Text_20_body">
      <style:text-properties officeooo:paragraph-rsid="00175081"/>
    </style:style>
    <style:style style:name="P118" style:family="paragraph" style:parent-style-name="Text_20_body" style:list-style-name="L2"/>
    <style:style style:name="P119" style:family="paragraph" style:parent-style-name="Text_20_body" style:list-style-name="L3"/>
    <style:style style:name="P120" style:family="paragraph" style:parent-style-name="Text_20_body" style:list-style-name="L4"/>
    <style:style style:name="P121" style:family="paragraph" style:parent-style-name="Text_20_body" style:list-style-name="L5"/>
    <style:style style:name="P122" style:family="paragraph" style:parent-style-name="Text_20_body" style:list-style-name="L6"/>
    <style:style style:name="P123" style:family="paragraph" style:parent-style-name="Text_20_body" style:list-style-name="L7"/>
    <style:style style:name="P124" style:family="paragraph" style:parent-style-name="Text_20_body" style:list-style-name="L8"/>
    <style:style style:name="P125" style:family="paragraph" style:parent-style-name="Text_20_body" style:list-style-name="L9"/>
    <style:style style:name="P126" style:family="paragraph" style:parent-style-name="Text_20_body" style:list-style-name="L10"/>
    <style:style style:name="P127" style:family="paragraph" style:parent-style-name="Text_20_body" style:list-style-name="L11"/>
    <style:style style:name="P128" style:family="paragraph" style:parent-style-name="Text_20_body">
      <style:text-properties officeooo:rsid="002f2f0f" officeooo:paragraph-rsid="002f2f0f"/>
    </style:style>
    <style:style style:name="P129" style:family="paragraph" style:parent-style-name="Text_20_body" style:list-style-name="L13"/>
    <style:style style:name="P130" style:family="paragraph" style:parent-style-name="Text_20_body" style:list-style-name="L14"/>
    <style:style style:name="P131" style:family="paragraph" style:parent-style-name="Text_20_body" style:list-style-name="L15"/>
    <style:style style:name="P132" style:family="paragraph" style:parent-style-name="Text_20_body" style:list-style-name="L16"/>
    <style:style style:name="P133" style:family="paragraph" style:parent-style-name="Text_20_body" style:list-style-name="L17"/>
    <style:style style:name="P134" style:family="paragraph" style:parent-style-name="Text_20_body" style:list-style-name="L18"/>
    <style:style style:name="P135" style:family="paragraph" style:parent-style-name="Text_20_body" style:list-style-name="L19"/>
    <style:style style:name="P136" style:family="paragraph" style:parent-style-name="Text_20_body">
      <style:text-properties officeooo:paragraph-rsid="0042d414"/>
    </style:style>
    <style:style style:name="P137" style:family="paragraph" style:parent-style-name="Text_20_body">
      <style:text-properties officeooo:paragraph-rsid="00466f04"/>
    </style:style>
    <style:style style:name="P138" style:family="paragraph" style:parent-style-name="Text_20_body" style:list-style-name="L21"/>
    <style:style style:name="P139" style:family="paragraph" style:parent-style-name="Text_20_body" style:list-style-name="L22"/>
    <style:style style:name="P140" style:family="paragraph" style:parent-style-name="Text_20_body" style:list-style-name="L23"/>
    <style:style style:name="P141" style:family="paragraph" style:parent-style-name="Text_20_body" style:list-style-name="L24"/>
    <style:style style:name="P142" style:family="paragraph" style:parent-style-name="Text_20_body" style:list-style-name="L25"/>
    <style:style style:name="P143" style:family="paragraph" style:parent-style-name="Text_20_body" style:list-style-name="L27"/>
    <style:style style:name="P144" style:family="paragraph" style:parent-style-name="Text_20_body" style:list-style-name="L28"/>
    <style:style style:name="P145" style:family="paragraph" style:parent-style-name="Text_20_body" style:list-style-name="L29"/>
    <style:style style:name="P146" style:family="paragraph" style:parent-style-name="Text_20_body" style:list-style-name="L30"/>
    <style:style style:name="P147" style:family="paragraph" style:parent-style-name="Text_20_body">
      <style:text-properties officeooo:rsid="0053c98b" officeooo:paragraph-rsid="0055f88e"/>
    </style:style>
    <style:style style:name="P148" style:family="paragraph" style:parent-style-name="Text_20_body">
      <style:text-properties officeooo:rsid="0053c98b" officeooo:paragraph-rsid="0063fffb"/>
    </style:style>
    <style:style style:name="P149" style:family="paragraph" style:parent-style-name="Text_20_body" style:list-style-name="L32"/>
    <style:style style:name="P150" style:family="paragraph" style:parent-style-name="Text_20_body" style:list-style-name="L34"/>
    <style:style style:name="P151" style:family="paragraph" style:parent-style-name="Text_20_body" style:list-style-name="L35"/>
    <style:style style:name="P152" style:family="paragraph" style:parent-style-name="Text_20_body" style:list-style-name="L36"/>
    <style:style style:name="P153" style:family="paragraph" style:parent-style-name="Text_20_body">
      <style:text-properties officeooo:rsid="0069a935" officeooo:paragraph-rsid="0069a935"/>
    </style:style>
    <style:style style:name="P154" style:family="paragraph" style:parent-style-name="Text_20_body" style:list-style-name="L38"/>
    <style:style style:name="P155" style:family="paragraph" style:parent-style-name="Text_20_body" style:list-style-name="L39"/>
    <style:style style:name="P156" style:family="paragraph" style:parent-style-name="Text_20_body" style:list-style-name="L40"/>
    <style:style style:name="P157" style:family="paragraph" style:parent-style-name="Text_20_body">
      <style:text-properties officeooo:rsid="007158cb" officeooo:paragraph-rsid="007158cb"/>
    </style:style>
    <style:style style:name="P158" style:family="paragraph" style:parent-style-name="Preformatted_20_Text">
      <style:text-properties officeooo:rsid="00322f83" officeooo:paragraph-rsid="00322f83"/>
    </style:style>
    <style:style style:name="P159" style:family="paragraph" style:parent-style-name="Preformatted_20_Text">
      <style:text-properties officeooo:rsid="0053c98b" officeooo:paragraph-rsid="005a2830"/>
    </style:style>
    <style:style style:name="P160" style:family="paragraph" style:parent-style-name="Preformatted_20_Text">
      <style:paragraph-properties fo:margin-top="0cm" fo:margin-bottom="0.499cm" loext:contextual-spacing="false"/>
    </style:style>
    <style:style style:name="P161" style:family="paragraph" style:parent-style-name="Preformatted_20_Text">
      <style:paragraph-properties fo:margin-top="0cm" fo:margin-bottom="0.499cm" loext:contextual-spacing="false"/>
      <style:text-properties officeooo:paragraph-rsid="00479805"/>
    </style:style>
    <style:style style:name="P162" style:family="paragraph" style:parent-style-name="Preformatted_20_Text" style:list-style-name="L32">
      <style:paragraph-properties fo:margin-top="0cm" fo:margin-bottom="0.499cm" loext:contextual-spacing="false"/>
    </style:style>
    <style:style style:name="T1" style:family="text">
      <style:text-properties officeooo:rsid="0010eaa4"/>
    </style:style>
    <style:style style:name="T2" style:family="text">
      <style:text-properties officeooo:rsid="00121b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508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Liberation Serif" officeooo:rsid="00403943"/>
    </style:style>
    <style:style style:name="T8" style:family="text">
      <style:text-properties style:font-name="Liberation Serif" officeooo:rsid="0042d414"/>
    </style:style>
    <style:style style:name="T9" style:family="text">
      <style:text-properties style:font-name="Liberation Serif" officeooo:rsid="00445496"/>
    </style:style>
    <style:style style:name="T10" style:family="text">
      <style:text-properties style:font-name="Liberation Serif" officeooo:rsid="00462574"/>
    </style:style>
    <style:style style:name="T11" style:family="text">
      <style:text-properties style:font-name="Liberation Serif" officeooo:rsid="00466f04"/>
    </style:style>
    <style:style style:name="T12" style:family="text">
      <style:text-properties style:font-name="Liberation Serif" officeooo:rsid="004854c5"/>
    </style:style>
    <style:style style:name="T13" style:family="text">
      <style:text-properties style:font-name="Liberation Serif" officeooo:rsid="004a985c"/>
    </style:style>
    <style:style style:name="T14" style:family="text">
      <style:text-properties style:font-name="Liberation Serif" officeooo:rsid="004c93ec"/>
    </style:style>
    <style:style style:name="T15" style:family="text">
      <style:text-properties style:font-name="Liberation Serif" officeooo:rsid="004d8533"/>
    </style:style>
    <style:style style:name="T16" style:family="text">
      <style:text-properties style:font-name="Liberation Serif" officeooo:rsid="004f683f"/>
    </style:style>
    <style:style style:name="T17" style:family="text">
      <style:text-properties style:font-name="Liberation Serif" officeooo:rsid="00511bfe"/>
    </style:style>
    <style:style style:name="T18" style:family="text">
      <style:text-properties style:font-name="Liberation Serif" officeooo:rsid="00520a3c"/>
    </style:style>
    <style:style style:name="T19" style:family="text">
      <style:text-properties style:font-name="Liberation Serif" officeooo:rsid="00527b6f"/>
    </style:style>
    <style:style style:name="T20" style:family="text">
      <style:text-properties style:font-name="Liberation Serif" officeooo:rsid="0055f88e"/>
    </style:style>
    <style:style style:name="T21" style:family="text">
      <style:text-properties style:font-name="Liberation Serif" officeooo:rsid="0058312f"/>
    </style:style>
    <style:style style:name="T22" style:family="text">
      <style:text-properties style:font-name="Liberation Serif" officeooo:rsid="00594bfa"/>
    </style:style>
    <style:style style:name="T23" style:family="text">
      <style:text-properties style:font-name="Liberation Serif" officeooo:rsid="005a2830"/>
    </style:style>
    <style:style style:name="T24" style:family="text">
      <style:text-properties style:font-name="Liberation Serif" officeooo:rsid="005c10f8"/>
    </style:style>
    <style:style style:name="T25" style:family="text">
      <style:text-properties style:font-name="Liberation Serif" officeooo:rsid="005cd66e"/>
    </style:style>
    <style:style style:name="T26" style:family="text">
      <style:text-properties style:font-name="Liberation Serif" officeooo:rsid="005f5595"/>
    </style:style>
    <style:style style:name="T27" style:family="text">
      <style:text-properties style:font-name="Liberation Serif" officeooo:rsid="0061a0c4"/>
    </style:style>
    <style:style style:name="T28" style:family="text">
      <style:text-properties style:font-name="Liberation Serif" officeooo:rsid="00637a5e"/>
    </style:style>
    <style:style style:name="T29" style:family="text">
      <style:text-properties style:font-name="Liberation Serif" officeooo:rsid="0063fffb"/>
    </style:style>
    <style:style style:name="T30" style:family="text">
      <style:text-properties style:font-name="Liberation Serif" officeooo:rsid="0064bf8f"/>
    </style:style>
    <style:style style:name="T31" style:family="text">
      <style:text-properties style:font-name="Liberation Serif" officeooo:rsid="006512cb"/>
    </style:style>
    <style:style style:name="T32" style:family="text">
      <style:text-properties style:font-name="Liberation Serif" officeooo:rsid="0066c2f3"/>
    </style:style>
    <style:style style:name="T33" style:family="text">
      <style:text-properties style:font-name="Liberation Serif" officeooo:rsid="00683bcd"/>
    </style:style>
    <style:style style:name="T34" style:family="text">
      <style:text-properties officeooo:rsid="0035bbf2"/>
    </style:style>
    <style:style style:name="T35" style:family="text">
      <style:text-properties officeooo:rsid="0039aea6"/>
    </style:style>
    <style:style style:name="T36" style:family="text">
      <style:text-properties officeooo:rsid="003a9780"/>
    </style:style>
    <style:style style:name="T37" style:family="text">
      <style:text-properties officeooo:rsid="003fea31"/>
    </style:style>
    <style:style style:name="T38" style:family="text">
      <style:text-properties officeooo:rsid="00466f04"/>
    </style:style>
    <style:style style:name="T39" style:family="text">
      <style:text-properties officeooo:rsid="004c93ec"/>
    </style:style>
    <style:style style:name="T40" style:family="text">
      <style:text-properties officeooo:rsid="004f683f"/>
    </style:style>
    <style:style style:name="T41" style:family="text">
      <style:text-properties officeooo:rsid="0055f88e"/>
    </style:style>
    <style:style style:name="T42" style:family="text">
      <style:text-properties officeooo:rsid="006e03b5"/>
    </style:style>
    <style:style style:name="T43" style:family="text">
      <style:text-properties officeooo:rsid="006fe2e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Program1</text:p>
      <text:p text:style-name="P1"/>
      <text:p text:style-name="P3">#py1.py</text:p>
      <text:p text:style-name="P3"/>
      <text:p text:style-name="P1">import – to import a module</text:p>
      <text:p text:style-name="P1"/>
      <text:p text:style-name="P5">print(“Date and time is : “)</text:p>
      <text:p text:style-name="P1"><text:span text:style-name="T1">print </text:span>datetime.datetime.now()</text:p>
      <text:p text:style-name="P1"/>
      <text:p text:style-name="P2">O/p: </text:p>
      <text:p text:style-name="P5">Date and time is : <text:s/>2020-01-16 17:04:59.308482</text:p>
      <text:p text:style-name="P1"/>
      <text:p text:style-name="P6">Note:</text:p>
      <text:p text:style-name="P2">datetime.datetime.now() - to <text:span text:style-name="T2">retrieve</text:span> date and time.</text:p>
      <text:p text:style-name="P1"/>
      <text:p text:style-name="P1"/>
      <text:p text:style-name="P1"/>
      <text:p text:style-name="P79">Program2</text:p>
      <text:p text:style-name="P4"/>
      <text:p text:style-name="P7">x = 10</text:p>
      <text:p text:style-name="P7">y = “10”</text:p>
      <text:p text:style-name="P7">z = 0.1</text:p>
      <text:p text:style-name="P7"/>
      <text:p text:style-name="P7">sum1 = x + x</text:p>
      <text:p text:style-name="P7">sum2 = y + y</text:p>
      <text:p text:style-name="P7">sum3 = z + z</text:p>
      <text:p text:style-name="P7"/>
      <text:p text:style-name="P7">print(sum1, sum2, sum3)</text:p>
      <text:p text:style-name="P7">print(type(x), type(y), type(z))</text:p>
      <text:p text:style-name="P7"/>
      <text:p text:style-name="P7">O/p:</text:p>
      <text:p text:style-name="P8">20 1010 0.2</text:p>
      <text:p text:style-name="P8">&lt;class 'int'&gt; &lt;class 'str'&gt; &lt;class 'float'&gt;</text:p>
      <text:p text:style-name="P8"/>
      <text:p text:style-name="P10">Note:</text:p>
      <text:p text:style-name="P9">Use type() to get the type of a variable</text:p>
      <text:p text:style-name="P9"/>
      <text:p text:style-name="P9"/>
      <text:p text:style-name="P7"/>
      <text:p text:style-name="P80">Program 3</text:p>
      <text:p text:style-name="P10"/>
      <text:p text:style-name="P10">student_grades=[3.4,9.2,2.7]</text:p>
      <text:p text:style-name="P10">print (student_grades)</text:p>
      <text:p text:style-name="P10"/>
      <text:p text:style-name="P10">O/p:</text:p>
      <text:p text:style-name="P10">[3.4, 9.2, 2.7]</text:p>
      <text:p text:style-name="P10"/>
      <text:p text:style-name="P10">Here student_grades is a <text:span text:style-name="T3">list</text:span>.</text:p>
      <text:p text:style-name="P10"/>
      <text:p text:style-name="P102">Program 4</text:p>
      <text:p text:style-name="P10"/>
      <text:p text:style-name="P10">k = list(range(1,10))</text:p>
      <text:p text:style-name="P10">print (k)</text:p>
      <text:p text:style-name="P10"/>
      <text:p text:style-name="P10">O/p:</text:p>
      <text:p text:style-name="P11">[1, 2, 3, 4, 5, 6, 7, 8, 9]</text:p>
      <text:p text:style-name="P11"/>
      <text:p text:style-name="P13">Note:</text:p>
      <text:p text:style-name="P12"><text:span text:style-name="T4">range() </text:span>can create a list of numbers automatically. The generated list always runs up to one number before the upper number.</text:p>
      <text:p text:style-name="P12"/>
      <text:p text:style-name="P117">You can also specify a step as a third argument:</text:p>
      <text:p text:style-name="Text_20_body"><text:span text:style-name="Source_20_Text"><text:span text:style-name="T5">list(range(1, 10, 2)) </text:span></text:span></text:p>
      <text:p text:style-name="Standard"><text:span text:style-name="Source_20_Text"><text:span text:style-name="T5">That will output:</text:span></text:span></text:p>
      <text:p text:style-name="P13">[1, 3, 5, 7, 9]</text:p>
      <text:p text:style-name="P13"/>
      <text:p text:style-name="P14">You can contain list inside lists</text:p>
      <text:p text:style-name="P14">rainfall = [22.2, 10, "light", [3,7,8]]</text:p>
      <text:p text:style-name="P14"/>
      <text:p text:style-name="P14"/>
      <text:p text:style-name="P14"/>
      <text:p text:style-name="P81">Program 5</text:p>
      <text:p text:style-name="P15"/>
      <text:p text:style-name="P15">print(dir(int),"\n")</text:p>
      <text:p text:style-name="P15">print(dir(float),"\n")</text:p>
      <text:p text:style-name="P15">print(dir(str),"\n")</text:p>
      <text:p text:style-name="P15">print(dir(list),"\n")</text:p>
      <text:p text:style-name="P15"/>
      <text:p text:style-name="P15">O/P:</text:p>
      <text:p text:style-name="P16">['__abs__', '__add__', '__and__', '__bool__', '__ceil__', '__class__', '__delattr__', '__dir__', '__divmod__', '__doc__', '__eq__', '__float__', '__floor__', '__floordiv__', '__format__', '__ge__', '__getattribute__', '__getnewargs__', '__gt__', '__hash__', '__index__', '__init__', '__int__', '__invert__', '__le__', '__lshift__', '__lt__', '__mod__', '__mul__', '__ne__', '__neg__', '__new__', '__or__', '__pos__', '__pow__', '__radd__', '__rand__', '__rdivmod__', '__reduce__', '__reduce_ex__', '__repr__', '__rfloordiv__', '__rlshift__', '__rmod__', '__rmul__', '__ror__', '__round__', '__rpow__', '__rrshift__', '__rshift__', '__rsub__', '__rtruediv__', '__rxor__', '__setattr__', '__sizeof__', '__str__', '__sub__', '__subclasshook__', '__truediv__', '__trunc__', '__xor__', 'bit_length', 'conjugate', 'denominator', 'from_bytes', 'imag', 'numerator', 'real', 'to_bytes'] </text:p>
      <text:p text:style-name="P16"/>
      <text:p text:style-name="P16">['__abs__', '__add__', '__bool__', '__class__', '__delattr__', '__dir__', '__divmod__', '__doc__', '__eq__', '__float__', '__floordiv__', '__format__', '__ge__', '__getattribute__', '__getformat__', '__getnewargs__', '__gt__', '__hash__', '__init__', '__int__', '__le__', '__lt__', '__mod__', '__mul__', '__ne__', '__neg__', '__new__', '__pos__', '__pow__', '__radd__', '__rdivmod__', '__reduce__', '__reduce_ex__', '__repr__', '__rfloordiv__', '__rmod__', '__rmul__', '__round__', '__rpow__', '__rsub__', '__rtruediv__', '__setattr__', '__setformat__', '__sizeof__', '__str__', '__sub__', '__subclasshook__', '__truediv__', '__trunc__', 'as_integer_ratio', 'conjugate', 'fromhex', 'hex', 'imag', 'is_integer', 'real'] </text:p>
      <text:p text:style-name="P16"/>
      <text:p text:style-name="P16">['__add__', '__class__', '__contains__', '__delattr__', '__dir__', '__doc__', '__eq__', '__format__', '__ge__', '__getattribute__', '__getitem__', '__getnewargs__', '__gt__', '__hash__', '__init__', <text:soft-page-break/>'__iter__', '__le__', '__len__', '__lt__', '__mod__', '__mul__', '__ne__', '__new__', '__reduce__', '__reduce_ex__', '__repr__', '__rmod__', '__rmul__', '__setattr__', '__sizeof__', '__str__', '__subclasshook__', 'capitalize', 'casefold', 'center', 'count', 'encode', 'endswith', 'expandtabs', 'find', 'format', 'format_map', 'index', 'isalnum', 'isalpha', 'isdecimal', 'isdigit', 'isidentifier', 'islower', 'isnumeric', 'isprintable', 'isspace', 'istitle', 'isupper', 'join', 'ljust', 'lower', 'lstrip', 'maketrans', 'partition', 'replace', 'rfind', 'rindex', 'rjust', 'rpartition', 'rsplit', 'rstrip', 'split', 'splitlines', 'startswith', 'strip', 'swapcase', 'title', 'translate', 'upper', 'zfill'] </text:p>
      <text:p text:style-name="P16"/>
      <text:p text:style-name="P16">['__add__', '__class__', '__contains__', '__delattr__', '__delitem__', '__dir__', '__doc__', '__eq__', '__format__', '__ge__', '__getattribute__', '__getitem__', '__gt__', '__hash__', '__iadd__', '__imul__', '__init__', '__iter__', '__le__', '__len__', '__lt__', '__mul__', '__ne__', '__new__', '__reduce__', '__reduce_ex__', '__repr__', '__reversed__', '__rmul__', '__setattr__', '__setitem__', '__sizeof__', '__str__', '__subclasshook__', 'append', 'clear', 'copy', 'count', 'extend', 'index', 'insert', 'pop', 'remove', 'reverse', 'sort'] </text:p>
      <text:p text:style-name="P16"/>
      <text:p text:style-name="P16"/>
      <text:p text:style-name="P16">Note:</text:p>
      <text:p text:style-name="P17">Attributes are methods or properties. There are class attributes and instance attributes in python.</text:p>
      <text:p text:style-name="P17"/>
      <text:p text:style-name="P17">An instance attribute is a Python variable belonging to one, and only one, object. This variable is only accessible in the scope of this object and it is defined inside the constructor function,<text:span text:style-name="Source_20_Text">__init__(self,..)</text:span>of the class.</text:p>
      <text:p text:style-name="P17"/>
      <text:p text:style-name="P17">A class attribute is a Python variable that belongs to a class rather than a particular object. It is shared between all the objects of this class and it is defined outside the constructor function,<text:span text:style-name="Source_20_Text">__init__(self,...)</text:span><text:bookmark text:name="_tmp_pre_2"/>,of the class.</text:p>
      <text:p text:style-name="P17"/>
      <text:p text:style-name="P17"/>
      <text:p text:style-name="P18"><text:span text:style-name="T6">The </text:span><text:span text:style-name="Source_20_Text"><text:span text:style-name="T6">instance_attr</text:span></text:span><text:span text:style-name="T6"> is only accessible from the scope of an object. The class attribute (</text:span><text:span text:style-name="Source_20_Text"><text:span text:style-name="T6">class_attr</text:span></text:span><text:span text:style-name="T6">) is accessible as both a property of the class and as a property of objects, as it is shared between all of them.</text:span></text:p>
      <text:p text:style-name="P19"/>
      <text:p text:style-name="P19"/>
      <text:p text:style-name="P20">Note:</text:p>
      <text:p text:style-name="P20">print(dir(__builtins__)) - lists all the builtin functions</text:p>
      <text:p text:style-name="P20"/>
      <text:p text:style-name="P20"/>
      <text:p text:style-name="P82">Program6</text:p>
      <text:p text:style-name="P21"/>
      <text:p text:style-name="P21">student_grades = [9.1, 8.8, 10.0, 7.7, 6.8, 8.0, 10.0, 8.1, 10.0, 9.9]</text:p>
      <text:p text:style-name="P21">n10 = student_grades.count(10.0)</text:p>
      <text:p text:style-name="P21">print (n10)</text:p>
      <text:p text:style-name="P21"/>
      <text:p text:style-name="P21">O/p:</text:p>
      <text:p text:style-name="P22">3</text:p>
      <text:p text:style-name="P22"/>
      <text:p text:style-name="P22">list.count(item) = counts the number of times ‘item’ occurs in the ‘list’</text:p>
      <text:p text:style-name="P22"/>
      <text:p text:style-name="P22"/>
      <text:p text:style-name="P83">Program 7</text:p>
      <text:p text:style-name="P23">student_grades=[34.6,40.6,39.0]</text:p>
      <text:p text:style-name="P23">sum_grades = sum(student_grades)</text:p>
      <text:p text:style-name="P23">number_of_objects=len(student_grades)</text:p>
      <text:p text:style-name="P23">mean = sum_grades/number_of_objects</text:p>
      <text:p text:style-name="P23">print(mean)</text:p>
      <text:p text:style-name="P24"><text:soft-page-break/>O/p:</text:p>
      <text:p text:style-name="P24">38.06666666666667</text:p>
      <text:p text:style-name="P24"/>
      <text:p text:style-name="P24"/>
      <text:p text:style-name="P84">Program 8</text:p>
      <text:p text:style-name="P25">student_grades={"Mary":67,"Tom":98,"Judith":90}</text:p>
      <text:p text:style-name="P25"/>
      <text:p text:style-name="P25">print(student_grades.values())</text:p>
      <text:p text:style-name="P25">print(student_grades.keys())</text:p>
      <text:p text:style-name="P25"/>
      <text:p text:style-name="P25">O/p:</text:p>
      <text:p text:style-name="P25">dict_values([98, 90, 67])</text:p>
      <text:p text:style-name="P25">dict_keys(['Tom', 'Judith', 'Mary'])</text:p>
      <text:p text:style-name="P25"/>
      <text:p text:style-name="P26">Note:</text:p>
      <text:p text:style-name="P26">Here, student_grades is a dictoionary</text:p>
      <text:p text:style-name="P26">Mary, Tom and Judith are keys in the dictionary</text:p>
      <text:p text:style-name="P26">67,98,90 are values in the dictionary</text:p>
      <text:p text:style-name="P26"/>
      <text:p text:style-name="P26"/>
      <text:p text:style-name="P85">Program 9</text:p>
      <text:p text:style-name="P27">monday_temp=(19.0,22.0,19.6)</text:p>
      <text:p text:style-name="P27">print(monday_temp)</text:p>
      <text:p text:style-name="P27"/>
      <text:p text:style-name="P28">O/p:</text:p>
      <text:p text:style-name="P28">(19.0, 22.0, 19.6)</text:p>
      <text:p text:style-name="P28"/>
      <text:p text:style-name="P32">Note:</text:p>
      <text:p text:style-name="P28">Here, monday_temp is a tuple.</text:p>
      <text:p text:style-name="P28"/>
      <text:p text:style-name="P29">We cannot add/remove items from tuple.</text:p>
      <text:p text:style-name="P29"/>
      <text:p text:style-name="P30">A tuple can contain other tuples as members</text:p>
      <text:p text:style-name="P30"/>
      <text:p text:style-name="P31">A dictionary with tuples as values:</text:p>
      <text:p text:style-name="P31">day_temperatures = {'morning':(12.0,45.4,23.2), 'noon':(14.0,44.9,32.9),'evening':(21.9,23.4,32.1)}</text:p>
      <text:p text:style-name="P31"/>
      <text:p text:style-name="P31"/>
      <text:p text:style-name="P4"/>
      <text:p text:style-name="P103">Notes</text:p>
      <text:p text:style-name="P128"><text:span text:style-name="Strong_20_Emphasis">Integers</text:span> are for representing whole numbers:</text:p>
      <text:p text:style-name="P160">rank = 10eggs = 12people = 3</text:p>
      <text:list xml:id="list1356695618514761388" text:style-name="L2">
        <text:list-item>
          <text:p text:style-name="P118"><text:span text:style-name="Strong_20_Emphasis">Floats</text:span> represent continuous values:</text:p>
        </text:list-item>
      </text:list>
      <text:p text:style-name="P160">temperature = 10.2rainfall = 5.98elevation = 1031.88</text:p>
      <text:list xml:id="list7023417618332388836" text:style-name="L3">
        <text:list-item>
          <text:p text:style-name="P119"><text:span text:style-name="Strong_20_Emphasis">Strings</text:span> represent any text:</text:p>
        </text:list-item>
      </text:list>
      <text:p text:style-name="P160">message = "Welcome to our online shop!"name = "John"serial = "R001991981SW"</text:p>
      <text:list xml:id="list2151212040309738615" text:style-name="L4">
        <text:list-item>
          <text:p text:style-name="P120"><text:span text:style-name="Strong_20_Emphasis">Lists</text:span> represent arrays of values that may change during the course of the program:</text:p>
        </text:list-item>
      </text:list>
      <text:p text:style-name="P160">members = ["Sim Soony", "Marry Roundknee", "Jack Corridor"]pixel_values = [252, 251, 251, 253, 250, 248, 247]</text:p>
      <text:list xml:id="list7329396137951158248" text:style-name="L5">
        <text:list-item>
          <text:p text:style-name="P121"><text:span text:style-name="Strong_20_Emphasis">Dictionaries</text:span> represent pairs of keys and values:</text:p>
        </text:list-item>
      </text:list>
      <text:p text:style-name="P160">phone_numbers = {"John Smith": "+37682929928", "Marry Simpons": "+423998200919"}volcano_elevations = {"Glacier Peak": 3213.9, "Rainer": 4392.1}</text:p>
      <text:list xml:id="list2081276822516290810" text:style-name="L6">
        <text:list-item>
          <text:p text:style-name="P122"><text:span text:style-name="Strong_20_Emphasis">Keys</text:span> of a dictionary can be extracted with:</text:p>
        </text:list-item>
      </text:list>
      <text:p text:style-name="P160">phone_numbers.keys()</text:p>
      <text:list xml:id="list5574444906635802892" text:style-name="L7">
        <text:list-item>
          <text:p text:style-name="P123"><text:span text:style-name="Strong_20_Emphasis">Values</text:span> of a dictionary can be extracted with:</text:p>
        </text:list-item>
      </text:list>
      <text:p text:style-name="P160">phone_numbers.values()</text:p>
      <text:list xml:id="list2754229880551843656" text:style-name="L8">
        <text:list-item>
          <text:p text:style-name="P124"><text:span text:style-name="Strong_20_Emphasis">Tuples</text:span> represent arrays of values that are not to be changed during the course of the program:</text:p>
        </text:list-item>
      </text:list>
      <text:p text:style-name="P160">vowels = ('a', 'e', 'i', 'o', 'u')one_digits = (0, 1, 2, 3, 4, 5, 6, 7, 8, 9)</text:p>
      <text:list xml:id="list597361975707272871" text:style-name="L9">
        <text:list-item>
          <text:p text:style-name="P125">To find out what <text:span text:style-name="Strong_20_Emphasis">attributes</text:span> a type has:</text:p>
        </text:list-item>
      </text:list>
      <text:p text:style-name="P160">dir(str)dir(list)dir(dict)</text:p>
      <text:list xml:id="list7205209853982860198" text:style-name="L10">
        <text:list-item>
          <text:p text:style-name="P126">To find out what Python <text:span text:style-name="Strong_20_Emphasis">builtin functions</text:span> there are:</text:p>
        </text:list-item>
      </text:list>
      <text:p text:style-name="P160">dir(__builtins__)</text:p>
      <text:list xml:id="list6199036129261100102" text:style-name="L11">
        <text:list-item>
          <text:p text:style-name="P127"><text:span text:style-name="Strong_20_Emphasis">Documentation</text:span> for a Python command can be found with:</text:p>
        </text:list-item>
      </text:list>
      <text:p text:style-name="P160">help(str)help(str.replace)help(dict.values)</text:p>
      <text:p text:style-name="P33"/>
      <text:p text:style-name="P101">Q) List vs Tuple</text:p>
      <text:p text:style-name="P34">Ans:</text:p>
      <text:p text:style-name="P34">Both lists and tuples are sequence data types that can store a collection of items.</text:p>
      <text:p text:style-name="P34"/>
      <text:p text:style-name="P34">The main difference between lists and a tuples is the fact that lists are <text:span text:style-name="Strong_20_Emphasis">mutable</text:span> whereas tuples are <text:span text:style-name="Strong_20_Emphasis">immutable</text:span>.</text:p>
      <text:p text:style-name="P34">A mutable data type means that a python object of this type can be modified.</text:p>
      <text:p text:style-name="P34">An immutable object can’t.</text:p>
      <text:p text:style-name="P34"/>
      <text:p text:style-name="P36">Appending Performance: Lists are better than tuples</text:p>
      <text:p text:style-name="P36">Ease of debugging: Tuples are better than lists, since tuples contents don’t change</text:p>
      <text:p text:style-name="P36">Memory efficiency: Tuples are better than lists. Multiple tuples can point to same location.</text:p>
      <text:p text:style-name="P34"/>
      <text:p text:style-name="P34"/>
      <text:p text:style-name="P35">Q) What is the use of id() ?</text:p>
      <text:p text:style-name="P35">Ans:</text:p>
      <text:p text:style-name="P35">you can actually retrieve the location of the list object in memory by inspecting a using the id() function</text:p>
      <text:p text:style-name="P35">eg:</text:p>
      <text:p text:style-name="P158"><text:span text:style-name="Source_20_Text">&gt;&gt;&gt; a = ["apples", "bananas", "oranges"]</text:span></text:p>
      <text:p text:style-name="Preformatted_20_Text"><text:span text:style-name="Source_20_Text">&gt;&gt;&gt; id(a)</text:span></text:p>
      <text:p text:style-name="P160"><text:span text:style-name="Source_20_Text">4340729544</text:span></text:p>
      <text:p text:style-name="P36"/>
      <text:p text:style-name="P36"/>
      <text:p text:style-name="P37">Q) List methods</text:p>
      <text:p text:style-name="P37">Ans:</text:p>
      <text:p text:style-name="P37">list.append(item) - adds an item at the end</text:p>
      <text:p text:style-name="P37">list.clear() - removes all the items from the list</text:p>
      <text:p text:style-name="P38">list.index(value,0,10000) – returns first index of value, where 0&lt;=index&lt;=10000</text:p>
      <text:p text:style-name="P38"><text:tab/><text:span text:style-name="T34">syntax: list.index(value,start,stop) – start and stop are optional</text:span></text:p>
      <text:p text:style-name="P39">list.remove(item) – removes item from list</text:p>
      <text:p text:style-name="P39">list.__getitem(index)__</text:p>
      <text:p text:style-name="P39"/>
      <text:p text:style-name="P39"/>
      <text:p text:style-name="P86">Program 10</text:p>
      <text:p text:style-name="P41">temps=[3,7,1,4,8,9,2]</text:p>
      <text:p text:style-name="P41">print(len(temps))</text:p>
      <text:p text:style-name="P41">print(temps)</text:p>
      <text:p text:style-name="P41">print(temps[3:5])</text:p>
      <text:p text:style-name="P41">print(temps[2:])</text:p>
      <text:p text:style-name="P41">print(temps[:3])</text:p>
      <text:p text:style-name="P41"/>
      <text:p text:style-name="P41">print(temps[-1])</text:p>
      <text:p text:style-name="P41">print(temps[-2:])</text:p>
      <text:p text:style-name="P41">print(temps[-4:-2])</text:p>
      <text:p text:style-name="P40"/>
      <text:p text:style-name="P40">O/p:</text:p>
      <text:p text:style-name="P41">7</text:p>
      <text:p text:style-name="P41">[3, 7, 1, 4, 8, 9, 2]</text:p>
      <text:p text:style-name="P41">[4, 8]</text:p>
      <text:p text:style-name="P41">[1, 4, 8, 9, 2]</text:p>
      <text:p text:style-name="P41">[3, 7, 1]</text:p>
      <text:p text:style-name="P41"><text:soft-page-break/>2</text:p>
      <text:p text:style-name="P41">[9, 2]</text:p>
      <text:p text:style-name="P41">[4, 8]</text:p>
      <text:p text:style-name="P41"/>
      <text:p text:style-name="P41"/>
      <text:p text:style-name="P87">Program 11</text:p>
      <text:p text:style-name="P42">temps=[3,7,1,<text:span text:style-name="T35">[</text:span>4,8,9<text:span text:style-name="T36">]</text:span>,2]</text:p>
      <text:p text:style-name="P43">print(len(temps))</text:p>
      <text:p text:style-name="P43">print(temps)</text:p>
      <text:p text:style-name="P43">print(temps[3:5])</text:p>
      <text:p text:style-name="P43">print(temps[2:])</text:p>
      <text:p text:style-name="P43">print(temps[:3])</text:p>
      <text:p text:style-name="P43"/>
      <text:p text:style-name="P43">print(temps[-1])</text:p>
      <text:p text:style-name="P43">print(temps[-2:])</text:p>
      <text:p text:style-name="P43">print(temps[-4:-2])</text:p>
      <text:p text:style-name="P40"/>
      <text:p text:style-name="P44">O/p:</text:p>
      <text:p text:style-name="P44">5</text:p>
      <text:p text:style-name="P44">[3, 7, 1, [4, 8, 9], 2]</text:p>
      <text:p text:style-name="P44">[[4, 8, 9], 2]</text:p>
      <text:p text:style-name="P44">[1, [4, 8, 9], 2]</text:p>
      <text:p text:style-name="P44">[3, 7, 1]</text:p>
      <text:p text:style-name="P44">2</text:p>
      <text:p text:style-name="P44">[[4, 8, 9], 2]</text:p>
      <text:p text:style-name="P44">[7, 1]</text:p>
      <text:p text:style-name="P44"/>
      <text:p text:style-name="P44"/>
      <text:p text:style-name="P88">Program 12</text:p>
      <text:p text:style-name="P45">temps=[3,7,1,[4,8,9],2]</text:p>
      <text:p text:style-name="P45">print(len(temps))</text:p>
      <text:p text:style-name="P45"/>
      <text:p text:style-name="P45"/>
      <text:p text:style-name="P45">print(temps[3][0])</text:p>
      <text:p text:style-name="P45">print(temps[3][-2:])</text:p>
      <text:p text:style-name="P45"/>
      <text:p text:style-name="P45">O/p:</text:p>
      <text:p text:style-name="P45">5</text:p>
      <text:p text:style-name="P45">4</text:p>
      <text:p text:style-name="P45">[8, 9]</text:p>
      <text:p text:style-name="P45"/>
      <text:p text:style-name="P45"/>
      <text:p text:style-name="P89">Program 13</text:p>
      <text:p text:style-name="P46"><text:span text:style-name="T37">print(</text:span><text:span text:style-name="Source_20_Text">['abc' , 'def', 'ghi', 'jkl', 'mno'][-2][-2]</text:span><text:span text:style-name="Source_20_Text"><text:span text:style-name="T37">)</text:span></text:span></text:p>
      <text:p text:style-name="P46"><text:span text:style-name="Source_20_Text"/></text:p>
      <text:p text:style-name="P47"><text:span text:style-name="Source_20_Text"><text:span text:style-name="T7">O/p:</text:span></text:span></text:p>
      <text:p text:style-name="P47"><text:span text:style-name="Source_20_Text"><text:span text:style-name="T7">k</text:span></text:span></text:p>
      <text:p text:style-name="P47"><text:span text:style-name="Source_20_Text"><text:span text:style-name="T7"/></text:span></text:p>
      <text:p text:style-name="P47"><text:span text:style-name="Source_20_Text"><text:span text:style-name="T7"/></text:span></text:p>
      <text:p text:style-name="P47"><text:span text:style-name="Source_20_Text"><text:span text:style-name="T7"/></text:span></text:p>
      <text:p text:style-name="P104"><text:span text:style-name="Source_20_Text"><text:span text:style-name="T8">Notes</text:span></text:span></text:p>
      <text:p text:style-name="P136"><text:span text:style-name="Source_20_Text"><text:span text:style-name="T8">Lists, strings, and tuples have a </text:span></text:span><text:span text:style-name="Source_20_Text"><text:span text:style-name="Strong_20_Emphasis"><text:span text:style-name="T8">positive index</text:span></text:span></text:span><text:span text:style-name="Source_20_Text"><text:span text:style-name="T8"> system:</text:span></text:span></text:p>
      <text:p text:style-name="P160">["Mon", "Tue", "Wed", "Thu", "Fri", "Sat", "Sun"] <text:s text:c="2"/>0 <text:s text:c="5"/>1 <text:s text:c="5"/>2 <text:s text:c="5"/>3 <text:s text:c="5"/>4 <text:s text:c="5"/>5 <text:s text:c="5"/>6</text:p>
      <text:list xml:id="list4744269090303767271" text:style-name="L13">
        <text:list-item>
          <text:p text:style-name="P129">And a <text:span text:style-name="Strong_20_Emphasis">negative index</text:span> system:</text:p>
        </text:list-item>
      </text:list>
      <text:p text:style-name="P160">["Mon", "Tue", "Wed", "Thu", "Fri", "Sat", "Sun"] <text:s/>-7 <text:s text:c="4"/>-6 <text:s text:c="4"/>-5 <text:s text:c="4"/>-4 <text:s text:c="4"/>-3 <text:s text:c="4"/>-2 <text:s text:c="4"/>-1</text:p>
      <text:list xml:id="list2860487246290070682" text:style-name="L14">
        <text:list-item>
          <text:p text:style-name="P130">In a list, the <text:span text:style-name="Strong_20_Emphasis">2nd</text:span>, <text:span text:style-name="Strong_20_Emphasis">3rd</text:span>, and <text:span text:style-name="Strong_20_Emphasis">4th</text:span> items can be accessed with:</text:p>
        </text:list-item>
      </text:list>
      <text:p text:style-name="P160">days = ["Mon", "Tue", "Wed", "Thu", "Fri", "Sat", "Sun"]days[1:4]Output: ['Tue', 'Wed', 'Thu']</text:p>
      <text:list xml:id="list2046466619102876067" text:style-name="L15">
        <text:list-item>
          <text:p text:style-name="P131"><text:span text:style-name="Strong_20_Emphasis">First three items of a list</text:span>:</text:p>
        </text:list-item>
      </text:list>
      <text:p text:style-name="P160">days = ["Mon", "Tue", "Wed", "Thu", "Fri", "Sat", "Sun"]days[:3]Output:['Mon', 'Tue', 'Wed'] </text:p>
      <text:list xml:id="list8938257476430820631" text:style-name="L16">
        <text:list-item>
          <text:p text:style-name="P132"><text:span text:style-name="Strong_20_Emphasis">Last three items of a list</text:span>:</text:p>
        </text:list-item>
      </text:list>
      <text:p text:style-name="P160">days = ["Mon", "Tue", "Wed", "Thu", "Fri", "Sat", "Sun"]days[-3:]Output: ['Fri', 'Sat', 'Sun']</text:p>
      <text:list xml:id="list5716860212671030183" text:style-name="L17">
        <text:list-item>
          <text:p text:style-name="P133"><text:span text:style-name="Strong_20_Emphasis">Everything but the last</text:span>:</text:p>
        </text:list-item>
      </text:list>
      <text:p text:style-name="P160">days = ["Mon", "Tue", "Wed", "Thu", "Fri", "Sat", "Sun"]days[:-1] Output: ['Mon', 'Tue', 'Wed', 'Thu', 'Fri', 'Sat'] </text:p>
      <text:list xml:id="list3446771664943224345" text:style-name="L18">
        <text:list-item>
          <text:p text:style-name="P134"><text:span text:style-name="Strong_20_Emphasis">Everything but the last two</text:span>:</text:p>
        </text:list-item>
      </text:list>
      <text:p text:style-name="P160">days = ["Mon", "Tue", "Wed", "Thu", "Fri", "Sat", "Sun"]days[:-2] Output: ['Mon', 'Tue', 'Wed', 'Thu', 'Fri'] </text:p>
      <text:list xml:id="list5508802182746713905" text:style-name="L19">
        <text:list-item>
          <text:p text:style-name="P135">A single in a <text:span text:style-name="Strong_20_Emphasis">dictionary</text:span> can be accessed using its key:</text:p>
        </text:list-item>
      </text:list>
      <text:p text:style-name="P160">phone_numbers = {"John Smith":"+37682929928","Marry Simpons":"+423998200919"}phone_numbers["Marry Simpsons"]Output: '+423998200919'</text:p>
      <text:p text:style-name="P48"><text:span text:style-name="Source_20_Text"><text:span text:style-name="T8"/></text:span></text:p>
      <text:p text:style-name="P48"><text:span text:style-name="Source_20_Text"><text:span text:style-name="T8"/></text:span></text:p>
      <text:p text:style-name="P48"><text:span text:style-name="Source_20_Text"><text:span text:style-name="T8"/></text:span></text:p>
      <text:p text:style-name="P105"><text:span text:style-name="Source_20_Text"><text:span text:style-name="T9">Functions</text:span></text:span></text:p>
      <text:p text:style-name="P49"><text:span text:style-name="Source_20_Text"><text:span text:style-name="T10">def myfunc(my_list):</text:span></text:span></text:p>
      <text:p text:style-name="P49"><text:span text:style-name="Source_20_Text"><text:span text:style-name="T10"><text:tab/>mean=sum(my_list)/len(my_list);</text:span></text:span></text:p>
      <text:p text:style-name="P49"><text:span text:style-name="Source_20_Text"><text:span text:style-name="T10"><text:tab/>return mean</text:span></text:span></text:p>
      <text:p text:style-name="P49"><text:span text:style-name="Source_20_Text"><text:span text:style-name="T10"><text:tab/></text:span></text:span></text:p>
      <text:p text:style-name="P49"><text:span text:style-name="Source_20_Text"><text:span text:style-name="T10"/></text:span></text:p>
      <text:p text:style-name="P49"><text:span text:style-name="Source_20_Text"><text:span text:style-name="T10">temps=[9,3,2,6,8,8]</text:span></text:span></text:p>
      <text:p text:style-name="P49"><text:span text:style-name="Source_20_Text"><text:span text:style-name="T10">print(myfunc(temps))</text:span></text:span></text:p>
      <text:p text:style-name="P49"><text:span text:style-name="Source_20_Text"><text:span text:style-name="T10">print(type(myfunc), type(sum))</text:span></text:span></text:p>
      <text:p text:style-name="P49"><text:span text:style-name="Source_20_Text"><text:span text:style-name="T10"/></text:span></text:p>
      <text:p text:style-name="P49"><text:span text:style-name="Source_20_Text"><text:span text:style-name="T10">O/p:</text:span></text:span></text:p>
      <text:p text:style-name="P49"><text:span text:style-name="Source_20_Text"><text:span text:style-name="T10">6.0</text:span></text:span></text:p>
      <text:p text:style-name="P49"><text:span text:style-name="Source_20_Text"><text:span text:style-name="T10">&lt;class 'function'&gt; &lt;class 'builtin_function_or_method'&gt;</text:span></text:span></text:p>
      <text:p text:style-name="P49"><text:span text:style-name="Source_20_Text"><text:span text:style-name="T10"/></text:span></text:p>
      <text:p text:style-name="P49"><text:span text:style-name="Source_20_Text"><text:span text:style-name="T10"/></text:span></text:p>
      <text:p text:style-name="P90"><text:span text:style-name="Source_20_Text"><text:span text:style-name="T12">Program 14</text:span></text:span></text:p>
      <text:p text:style-name="P51"><text:span text:style-name="Source_20_Text"><text:span text:style-name="T12">def myfunc(my_value):</text:span></text:span></text:p>
      <text:p text:style-name="P51"><text:span text:style-name="Source_20_Text"><text:span text:style-name="T12"><text:tab/>if type(my_value)==dict:</text:span></text:span></text:p>
      <text:p text:style-name="P51"><text:span text:style-name="Source_20_Text"><text:span text:style-name="T12"><text:tab/><text:tab/>mean=sum(my_value.values())/len(my_value)</text:span></text:span></text:p>
      <text:p text:style-name="P51"><text:span text:style-name="Source_20_Text"><text:span text:style-name="T12"><text:tab/>else:<text:tab/></text:span></text:span></text:p>
      <text:p text:style-name="P51"><text:span text:style-name="Source_20_Text"><text:span text:style-name="T12"><text:tab/><text:tab/>mean=sum(my_value)/len(my_value);</text:span></text:span></text:p>
      <text:p text:style-name="P51"><text:span text:style-name="Source_20_Text"><text:span text:style-name="T12"><text:tab/>return mean</text:span></text:span></text:p>
      <text:p text:style-name="P51"><text:span text:style-name="Source_20_Text"><text:span text:style-name="T12"><text:tab/></text:span></text:span></text:p>
      <text:p text:style-name="P51"><text:span text:style-name="Source_20_Text"><text:span text:style-name="T12"/></text:span></text:p>
      <text:p text:style-name="P51"><text:span text:style-name="Source_20_Text"><text:span text:style-name="T12">temps=[9,3,2,6,8,8]</text:span></text:span></text:p>
      <text:p text:style-name="P51"><text:span text:style-name="Source_20_Text"><text:span text:style-name="T12">print(myfunc(temps))</text:span></text:span></text:p>
      <text:p text:style-name="P51"><text:span text:style-name="Source_20_Text"><text:span text:style-name="T12">print(type(temps))</text:span></text:span></text:p>
      <text:p text:style-name="P51"><text:span text:style-name="Source_20_Text"><text:span text:style-name="T12">grades={"Mary":7.4,"Job":8.9,"Tuto":5.4}</text:span></text:span></text:p>
      <text:p text:style-name="P51"><text:span text:style-name="Source_20_Text"><text:span text:style-name="T12">print(myfunc(grades))</text:span></text:span></text:p>
      <text:p text:style-name="P51"><text:span text:style-name="Source_20_Text"><text:span text:style-name="T12">print(type(grades))</text:span></text:span></text:p>
      <text:p text:style-name="P51"><text:span text:style-name="Source_20_Text"><text:span text:style-name="T12"/></text:span></text:p>
      <text:p text:style-name="P51"><text:span text:style-name="Source_20_Text"><text:span text:style-name="T12">O/p:</text:span></text:span></text:p>
      <text:p text:style-name="P51"><text:span text:style-name="Source_20_Text"><text:span text:style-name="T12">6.0</text:span></text:span></text:p>
      <text:p text:style-name="P51"><text:span text:style-name="Source_20_Text"><text:span text:style-name="T12">&lt;class 'list'&gt;</text:span></text:span></text:p>
      <text:p text:style-name="P51"><text:span text:style-name="Source_20_Text"><text:span text:style-name="T12">7.233333333333334</text:span></text:span></text:p>
      <text:p text:style-name="P51"><text:span text:style-name="Source_20_Text"><text:span text:style-name="T12">&lt;class 'dict'&gt;</text:span></text:span></text:p>
      <text:p text:style-name="P51"><text:span text:style-name="Source_20_Text"><text:span text:style-name="T12"/></text:span></text:p>
      <text:p text:style-name="P51"><text:span text:style-name="Source_20_Text"><text:span text:style-name="T12"/></text:span></text:p>
      <text:p text:style-name="P51"><text:span text:style-name="Source_20_Text"><text:span text:style-name="T12"/></text:span></text:p>
      <text:p text:style-name="P106"><text:span text:style-name="Source_20_Text"><text:span text:style-name="T11">Notes</text:span></text:span></text:p>
      <text:p text:style-name="P137"><text:span text:style-name="Source_20_Text"><text:span text:style-name="T11">You can also check if two conditions are met at the same time using an </text:span></text:span><text:span text:style-name="Source_20_Text"><text:span text:style-name="T38">and</text:span></text:span><text:span text:style-name="Source_20_Text"><text:span text:style-name="T11"> operator:</text:span></text:span></text:p>
      <text:p text:style-name="P161">x = 1</text:p>
      <text:p text:style-name="P161">y = 1</text:p>
      <text:p text:style-name="P161">if x == 1 and y==1:</text:p>
      <text:p text:style-name="P161"><text:s text:c="4"/>print("Yes")</text:p>
      <text:p text:style-name="P161">else:</text:p>
      <text:p text:style-name="P161"><text:s text:c="4"/>print("No")</text:p>
      <text:p text:style-name="Text_20_body">That will return <text:span text:style-name="Source_20_Text">Yes</text:span> since <text:span text:style-name="Source_20_Text">x == 1</text:span> and <text:span text:style-name="Source_20_Text">y ==1</text:span> are both True.</text:p>
      <text:p text:style-name="Text_20_body"/>
      <text:p text:style-name="Text_20_body">You can also check if one of two conditions are met using an <text:span text:style-name="Source_20_Text">or</text:span> operator:</text:p>
      <text:p text:style-name="P161">x = 1</text:p>
      <text:p text:style-name="P161">y = 1</text:p>
      <text:p text:style-name="P161">if x == 1 or y==2:</text:p>
      <text:p text:style-name="P161"><text:s text:c="4"/>print("Yes")</text:p>
      <text:p text:style-name="P161">else:</text:p>
      <text:p text:style-name="P161"><text:s text:c="4"/>print("No")</text:p>
      <text:p text:style-name="Text_20_body">That will return <text:span text:style-name="Source_20_Text">Yes</text:span> since at least one of the conditions is True. In this case <text:span text:style-name="Source_20_Text">x == 1</text:span> is True.</text:p>
      <text:p text:style-name="P50"><text:span text:style-name="Source_20_Text"><text:span text:style-name="T11"/></text:span></text:p>
      <text:p text:style-name="P137"><text:span text:style-name="Source_20_Text"><text:span text:style-name="T11">Define a </text:span></text:span><text:span text:style-name="Source_20_Text"><text:span text:style-name="Strong_20_Emphasis"><text:span text:style-name="T11">function</text:span></text:span></text:span><text:span text:style-name="Source_20_Text"><text:span text:style-name="T11">:</text:span></text:span></text:p>
      <text:p text:style-name="P160">def cube_volume(a): <text:s text:c="3"/>return a * a * a</text:p>
      <text:list xml:id="list5800949370629012045" text:style-name="L21">
        <text:list-item>
          <text:p text:style-name="P138">Write a <text:span text:style-name="Strong_20_Emphasis">conditional </text:span>block:</text:p>
        </text:list-item>
      </text:list>
      <text:p text:style-name="P160">message = "hello there" if "hello" in message: <text:s text:c="3"/>print("hi")else: <text:s text:c="3"/>print("I don't understand")</text:p>
      <text:list xml:id="list2596325895957432531" text:style-name="L22">
        <text:list-item>
          <text:p text:style-name="P139">Write a conditional block of <text:span text:style-name="Strong_20_Emphasis">multiple conditions</text:span>:</text:p>
        </text:list-item>
      </text:list>
      <text:p text:style-name="P160">message = "hello there" if "hello" in message: <text:s text:c="3"/>print("hi")elif "hi" in message: <text:s text:c="3"/>print("hi")elif "hey" in message: <text:s text:c="3"/>print("hi")else: <text:s text:c="3"/>print("I don't understand")</text:p>
      <text:list xml:id="list5989799810160536808" text:style-name="L23">
        <text:list-item>
          <text:p text:style-name="P140">Use the <text:span text:style-name="Source_20_Text">and</text:span> operator to check if <text:span text:style-name="Strong_20_Emphasis">both conditions</text:span> are True at the same time:</text:p>
        </text:list-item>
      </text:list>
      <text:p text:style-name="P160">x = 1y = 1 if x == 1 and y==1: <text:s text:c="3"/>print("Yes")else: <text:s text:c="3"/>print("No")</text:p>
      <text:p text:style-name="Text_20_body">Output is <text:span text:style-name="Source_20_Text">Yes</text:span> since both <text:span text:style-name="Source_20_Text">x</text:span> and <text:span text:style-name="Source_20_Text">y</text:span> are 1.</text:p>
      <text:list xml:id="list5611290398628518722" text:style-name="L24">
        <text:list-item>
          <text:p text:style-name="P141"><text:soft-page-break/>Use the <text:span text:style-name="Source_20_Text">or</text:span> operator to check if <text:span text:style-name="Strong_20_Emphasis">at least one condition</text:span> is True:</text:p>
        </text:list-item>
      </text:list>
      <text:p text:style-name="P160">x = 1y = 2 if x == 1 or y==2: <text:s text:c="3"/>print("Yes")else: <text:s text:c="3"/>print("No")</text:p>
      <text:p text:style-name="Text_20_body">Output is <text:span text:style-name="Source_20_Text">Yes</text:span> since <text:span text:style-name="Source_20_Text">x</text:span> is 1.</text:p>
      <text:list xml:id="list5308022953462667674" text:style-name="L25">
        <text:list-item>
          <text:p text:style-name="P142">Check if a value is of a certain <text:span text:style-name="Strong_20_Emphasis">type</text:span> with:</text:p>
        </text:list-item>
      </text:list>
      <text:p text:style-name="P160">isinstance("abc", str)isinstance([1, 2, 3], list)</text:p>
      <text:p text:style-name="Text_20_body">or</text:p>
      <text:p text:style-name="P160">type("abc") == strtype([1, 2, 3]) == lst</text:p>
      <text:p text:style-name="P50"><text:span text:style-name="Source_20_Text"><text:span text:style-name="T11"/></text:span></text:p>
      <text:p text:style-name="P107"><text:span text:style-name="Source_20_Text"><text:span text:style-name="T13">User Input</text:span></text:span></text:p>
      <text:p text:style-name="P52"><text:span text:style-name="Source_20_Text"><text:span text:style-name="T13"/></text:span></text:p>
      <text:p text:style-name="P53"><text:span text:style-name="Source_20_Text"><text:span text:style-name="T16">user_inp</text:span></text:span><text:span text:style-name="Source_20_Text"><text:span text:style-name="T16">ut=</text:span></text:span><text:span text:style-name="Source_20_Text"><text:span text:style-name="T14">input(“</text:span></text:span><text:span text:style-name="Source_20_Text"><text:span text:style-name="T15">Enter the value : “</text:span></text:span><text:span text:style-name="Source_20_Text"><text:span text:style-name="T14">)</text:span></text:span></text:p>
      <text:p text:style-name="P53"><text:span text:style-name="Source_20_Text"><text:span text:style-name="T14"/></text:span></text:p>
      <text:p text:style-name="P53"><text:span text:style-name="Source_20_Text"><text:span text:style-name="T14">-</text:span></text:span><text:span text:style-name="Source_20_Text"><text:span text:style-name="T17">input is always string</text:span></text:span></text:p>
      <text:p text:style-name="P53"><text:span text:style-name="Source_20_Text"><text:span text:style-name="T17"/></text:span></text:p>
      <text:p text:style-name="P53"><text:span text:style-name="Source_20_Text"><text:span text:style-name="T17"/></text:span></text:p>
      <text:p text:style-name="P54"><text:span text:style-name="Source_20_Text"><text:span text:style-name="T16">user_input=</text:span></text:span><text:span text:style-name="Source_20_Text"><text:span text:style-name="T18">float(</text:span></text:span><text:span text:style-name="Source_20_Text"><text:span text:style-name="T14">input(“</text:span></text:span><text:span text:style-name="Source_20_Text"><text:span text:style-name="T15">Enter the value : “</text:span></text:span><text:span text:style-name="Source_20_Text"><text:span text:style-name="T14">)</text:span></text:span><text:span text:style-name="Source_20_Text"><text:span text:style-name="T18">) - typecasting</text:span></text:span></text:p>
      <text:p text:style-name="P54"><text:span text:style-name="Source_20_Text"><text:span text:style-name="T18"/></text:span></text:p>
      <text:p text:style-name="P91"><text:span text:style-name="Source_20_Text"><text:span text:style-name="T19">Program 15</text:span></text:span></text:p>
      <text:p text:style-name="P55"><text:span text:style-name="Source_20_Text"><text:span text:style-name="T19"/></text:span></text:p>
      <text:p text:style-name="P55"><text:span text:style-name="Source_20_Text"><text:span text:style-name="T19">user_input=input("Enter your name : ")</text:span></text:span></text:p>
      <text:p text:style-name="P55"><text:span text:style-name="Source_20_Text"><text:span text:style-name="T19">message = "Hello %s" % user_input</text:span></text:span></text:p>
      <text:p text:style-name="P55"><text:span text:style-name="Source_20_Text"><text:span text:style-name="T19">print(message)</text:span></text:span></text:p>
      <text:p text:style-name="P53"><text:span text:style-name="Source_20_Text"><text:span text:style-name="T14"/></text:span></text:p>
      <text:p text:style-name="P55"><text:span text:style-name="Source_20_Text"><text:span text:style-name="T19">O/p:</text:span></text:span></text:p>
      <text:p text:style-name="P56">Enter your name : bean</text:p>
      <text:p text:style-name="P56">Hello bean</text:p>
      <text:p text:style-name="P56"/>
      <text:p text:style-name="P56"/>
      <text:p text:style-name="P57">for Python3.6 and later versions,</text:p>
      <text:p text:style-name="P57"><text:span text:style-name="Source_20_Text"><text:span text:style-name="T19"><text:tab/>message = </text:span></text:span><text:span text:style-name="Source_20_Text"><text:span text:style-name="T5">f</text:span></text:span><text:span text:style-name="Source_20_Text"><text:span text:style-name="T19">"Hello </text:span></text:span><text:span text:style-name="Source_20_Text"><text:span text:style-name="T5">{</text:span></text:span><text:span text:style-name="Source_20_Text"><text:span text:style-name="T19">user_input</text:span></text:span><text:span text:style-name="Source_20_Text"><text:span text:style-name="T5">}”</text:span></text:span></text:p>
      <text:p text:style-name="P57"><text:span text:style-name="Source_20_Text"><text:span text:style-name="T5"/></text:span></text:p>
      <text:p text:style-name="P57"><text:span text:style-name="Source_20_Text"><text:span text:style-name="T5"/></text:span></text:p>
      <text:p text:style-name="P57"><text:span text:style-name="Source_20_Text"><text:span text:style-name="T5"/></text:span></text:p>
      <text:p text:style-name="P92"><text:span text:style-name="Source_20_Text"><text:span text:style-name="T20">Notes</text:span></text:span></text:p>
      <text:p text:style-name="P58"><text:span text:style-name="Source_20_Text"><text:span text:style-name="T20"/></text:span></text:p>
      <text:p text:style-name="P147"><text:span text:style-name="Source_20_Text"><text:span text:style-name="T20">A Python program can get </text:span></text:span><text:span text:style-name="Source_20_Text"><text:span text:style-name="Strong_20_Emphasis"><text:span text:style-name="T20">user input</text:span></text:span></text:span><text:span text:style-name="Source_20_Text"><text:span text:style-name="T20"> via the </text:span></text:span><text:span text:style-name="Source_20_Text"><text:span text:style-name="T41">input</text:span></text:span><text:span text:style-name="Source_20_Text"><text:span text:style-name="T20"> function:</text:span></text:span></text:p>
      <text:list xml:id="list6840610280716224066" text:style-name="L27">
        <text:list-item>
          <text:p text:style-name="P143">The <text:span text:style-name="Strong_20_Emphasis">input</text:span> <text:span text:style-name="Strong_20_Emphasis">function</text:span> halts the execution of the program and gets text input from the user<text:span text:style-name="Strong_20_Emphasis">:</text:span></text:p>
        </text:list-item>
      </text:list>
      <text:p text:style-name="P160">name = input("Enter your name: ")</text:p>
      <text:list xml:id="list7846878412947141451" text:style-name="L28">
        <text:list-item>
          <text:p text:style-name="P144">The input function converts any <text:span text:style-name="Strong_20_Emphasis">input to a string</text:span>, but you can convert it back to int or float:</text:p>
        </text:list-item>
      </text:list>
      <text:p text:style-name="P160">experience_months = input("Enter your experience in months: ")experience_years = int(experience_months) / 12</text:p>
      <text:list xml:id="list4961268455564884944" text:style-name="L29">
        <text:list-item>
          <text:p text:style-name="P145">You can <text:span text:style-name="Strong_20_Emphasis">format strings</text:span> with (works both on Python 2 and 3):</text:p>
        </text:list-item>
      </text:list>
      <text:p text:style-name="P160">name = "Sim"experience_years = 1.5print("Hi %s, you have %s years of experience." % (name, experience_years))</text:p>
      <text:p text:style-name="Text_20_body">Output: <text:span text:style-name="Source_20_Text">Hi Sim, you have 1.5 years of experience.</text:span></text:p>
      <text:list xml:id="list6930870449410189567" text:style-name="L30">
        <text:list-item>
          <text:p text:style-name="P146">You can also <text:span text:style-name="Strong_20_Emphasis">format strings</text:span> with (Python 3 only):</text:p>
        </text:list-item>
      </text:list>
      <text:p text:style-name="P160">name = "Sim"experience_years = 1.5print("Hi {}, you have {} years of experience".format(name, experience_years))</text:p>
      <text:p text:style-name="Text_20_body">Output: <text:span text:style-name="Source_20_Text">Hi Sim, you have 1.5 years of experience.</text:span></text:p>
      <text:p text:style-name="P58"><text:span text:style-name="Source_20_Text"><text:span text:style-name="T20"/></text:span></text:p>
      <text:p text:style-name="P108"><text:span text:style-name="Source_20_Text"><text:span text:style-name="T21">Program 16</text:span></text:span></text:p>
      <text:p text:style-name="P59"><text:span text:style-name="Source_20_Text"><text:span text:style-name="T21">temps=[23.4,12.4,32.1,27.8,30.6]</text:span></text:span></text:p>
      <text:p text:style-name="P59"><text:span text:style-name="Source_20_Text"><text:span text:style-name="T21"/></text:span></text:p>
      <text:p text:style-name="P59"><text:span text:style-name="Source_20_Text"><text:span text:style-name="T21">for each in temps:</text:span></text:span></text:p>
      <text:p text:style-name="P59"><text:span text:style-name="Source_20_Text"><text:span text:style-name="T21"><text:tab/>print (round(each))</text:span></text:span></text:p>
      <text:p text:style-name="P59"><text:span text:style-name="Source_20_Text"><text:span text:style-name="T21"/></text:span></text:p>
      <text:p text:style-name="P59"><text:span text:style-name="Source_20_Text"><text:span text:style-name="T21">O/p:</text:span></text:span></text:p>
      <text:p text:style-name="P59"><text:span text:style-name="Source_20_Text"><text:span text:style-name="T21">23</text:span></text:span></text:p>
      <text:p text:style-name="P59"><text:span text:style-name="Source_20_Text"><text:span text:style-name="T21">12</text:span></text:span></text:p>
      <text:p text:style-name="P59"><text:span text:style-name="Source_20_Text"><text:span text:style-name="T21">32</text:span></text:span></text:p>
      <text:p text:style-name="P59"><text:span text:style-name="Source_20_Text"><text:span text:style-name="T21">28</text:span></text:span></text:p>
      <text:p text:style-name="P59"><text:span text:style-name="Source_20_Text"><text:span text:style-name="T21">31</text:span></text:span></text:p>
      <text:p text:style-name="P59"><text:span text:style-name="Source_20_Text"><text:span text:style-name="T21"/></text:span></text:p>
      <text:p text:style-name="P59"><text:span text:style-name="Source_20_Text"><text:span text:style-name="T21"/></text:span></text:p>
      <text:p text:style-name="P93"><text:span text:style-name="Source_20_Text"><text:span text:style-name="T22">Program 17</text:span></text:span></text:p>
      <text:p text:style-name="P60"><text:span text:style-name="Source_20_Text"><text:span text:style-name="T22">grades={"Mary":60,"Tom":84,"Evelyn":93,"Jacob":73}</text:span></text:span></text:p>
      <text:p text:style-name="P60"><text:span text:style-name="Source_20_Text"><text:span text:style-name="T22"/></text:span></text:p>
      <text:p text:style-name="P60"><text:span text:style-name="Source_20_Text"><text:span text:style-name="T22">for key in grades.items():</text:span></text:span></text:p>
      <text:p text:style-name="P60"><text:span text:style-name="Source_20_Text"><text:span text:style-name="T22"><text:tab/>print(key)</text:span></text:span></text:p>
      <text:p text:style-name="P60"><text:span text:style-name="Source_20_Text"><text:span text:style-name="T22"><text:tab/></text:span></text:span></text:p>
      <text:p text:style-name="P60"><text:span text:style-name="Source_20_Text"><text:span text:style-name="T22">for value in grades.values():</text:span></text:span></text:p>
      <text:p text:style-name="P60"><text:span text:style-name="Source_20_Text"><text:span text:style-name="T22"><text:tab/>print(value)</text:span></text:span></text:p>
      <text:p text:style-name="P60"><text:span text:style-name="Source_20_Text"><text:span text:style-name="T22"/></text:span></text:p>
      <text:p text:style-name="P60"><text:span text:style-name="Source_20_Text"><text:span text:style-name="T22">O/p:</text:span></text:span></text:p>
      <text:p text:style-name="P60"><text:span text:style-name="Source_20_Text"><text:span text:style-name="T22">('Evelyn', 93)</text:span></text:span></text:p>
      <text:p text:style-name="P60"><text:span text:style-name="Source_20_Text"><text:span text:style-name="T22">('Jacob', 73)</text:span></text:span></text:p>
      <text:p text:style-name="P60"><text:span text:style-name="Source_20_Text"><text:span text:style-name="T22">('Tom', 84)</text:span></text:span></text:p>
      <text:p text:style-name="P60"><text:span text:style-name="Source_20_Text"><text:span text:style-name="T22">('Mary', 60)</text:span></text:span></text:p>
      <text:p text:style-name="P60"><text:span text:style-name="Source_20_Text"><text:span text:style-name="T22">93</text:span></text:span></text:p>
      <text:p text:style-name="P60"><text:span text:style-name="Source_20_Text"><text:span text:style-name="T22">73</text:span></text:span></text:p>
      <text:p text:style-name="P60"><text:span text:style-name="Source_20_Text"><text:span text:style-name="T22">84</text:span></text:span></text:p>
      <text:p text:style-name="P60"><text:span text:style-name="Source_20_Text"><text:span text:style-name="T22">60</text:span></text:span></text:p>
      <text:p text:style-name="P60"><text:span text:style-name="Source_20_Text"><text:span text:style-name="T22"/></text:span></text:p>
      <text:p text:style-name="P60"><text:span text:style-name="Source_20_Text"><text:span text:style-name="T22"/></text:span></text:p>
      <text:p text:style-name="P60"><text:span text:style-name="Source_20_Text"><text:span text:style-name="T22"/></text:span></text:p>
      <text:p text:style-name="P109"><text:span text:style-name="Source_20_Text"><text:span text:style-name="T23">Notes</text:span></text:span></text:p>
      <text:p text:style-name="P61"><text:span text:style-name="Source_20_Text"><text:span text:style-name="T23"/></text:span></text:p>
      <text:p text:style-name="P61"><text:span text:style-name="Source_20_Text"><text:span text:style-name="T23">You can combine a dictionary for loop with string formatting to create text containing information from the dictionary:</text:span></text:span></text:p>
      <text:p text:style-name="P61"><text:span text:style-name="Source_20_Text"><text:span text:style-name="T23"/></text:span></text:p>
      <text:p text:style-name="P159"><text:span text:style-name="Source_20_Text"><text:span text:style-name="T23">phone_numbers = {"John Smith": "+37682929928", "Marry Simpons": "+423998200919"}</text:span></text:span></text:p>
      <text:p text:style-name="P159"><text:span text:style-name="Source_20_Text"><text:span text:style-name="T23">for pair in phone_numbers.items():</text:span></text:span></text:p>
      <text:p text:style-name="P159"><text:span text:style-name="Source_20_Text"><text:span text:style-name="T23"><text:s text:c="4"/>print("{} has as phone number {}".format(pair[0], pair[1]))</text:span></text:span></text:p>
      <text:p text:style-name="P159"><text:span text:style-name="Source_20_Text"><text:span text:style-name="T23"/></text:span></text:p>
      <text:p text:style-name="P159"><text:span text:style-name="Source_20_Text"><text:span text:style-name="T23">Another (better) way to do it::</text:span></text:span></text:p>
      <text:p text:style-name="P159"><text:span text:style-name="Source_20_Text"><text:span text:style-name="T23">phone_numbers = {"John Smith": "+37682929928", "Marry Simpons": "+423998200919"}</text:span></text:span></text:p>
      <text:p text:style-name="P159"><text:span text:style-name="Source_20_Text"><text:span text:style-name="T23">for key, value in phone_numbers.items():</text:span></text:span></text:p>
      <text:p text:style-name="P159"><text:span text:style-name="Source_20_Text"><text:span text:style-name="T23"><text:s text:c="4"/>print("{} has as phone number {}".format(key, value))</text:span></text:span></text:p>
      <text:p text:style-name="P159"><text:span text:style-name="Source_20_Text"><text:span text:style-name="T23"/></text:span></text:p>
      <text:p text:style-name="P61"><text:span text:style-name="Source_20_Text"><text:span text:style-name="T23"/></text:span></text:p>
      <text:p text:style-name="Standard"><text:span text:style-name="Source_20_Text"><text:span text:style-name="T5">You can loop over dictionary keys:</text:span></text:span></text:p>
      <text:p text:style-name="Standard"><text:span text:style-name="Source_20_Text"><text:span text:style-name="T5">phone_numbers = {"John Smith":"+37682929928","Marry Simpons":"+423998200919"}</text:span></text:span></text:p>
      <text:p text:style-name="Standard"><text:span text:style-name="Source_20_Text"><text:span text:style-name="T5">for value in phone_numbers.keys():</text:span></text:span></text:p>
      <text:p text:style-name="Standard"><text:span text:style-name="Source_20_Text"><text:span text:style-name="T5"><text:s text:c="4"/>print(value)</text:span></text:span></text:p>
      <text:p text:style-name="P61"><text:span text:style-name="Source_20_Text"><text:span text:style-name="T23"/></text:span></text:p>
      <text:p text:style-name="P61"><text:span text:style-name="Source_20_Text"><text:span text:style-name="T23"/></text:span></text:p>
      <text:p text:style-name="P61"><text:span text:style-name="Source_20_Text"><text:span text:style-name="T23"/></text:span></text:p>
      <text:p text:style-name="P94"><text:span text:style-name="Source_20_Text"><text:span text:style-name="T24">Program 18</text:span></text:span></text:p>
      <text:p text:style-name="P62"><text:span text:style-name="Source_20_Text"><text:span text:style-name="T24">passwd=''</text:span></text:span></text:p>
      <text:p text:style-name="P62"><text:span text:style-name="Source_20_Text"><text:span text:style-name="T24">while passwd != "poppy":</text:span></text:span></text:p>
      <text:p text:style-name="P62"><text:span text:style-name="Source_20_Text"><text:span text:style-name="T24"><text:tab/>passwd=input("Enter password : ")</text:span></text:span></text:p>
      <text:p text:style-name="P62"><text:span text:style-name="Source_20_Text"><text:span text:style-name="T24"/></text:span></text:p>
      <text:p text:style-name="P62"><text:span text:style-name="Source_20_Text"><text:span text:style-name="T24">O/p:</text:span></text:span></text:p>
      <text:p text:style-name="P63"><text:span text:style-name="Source_20_Text"><text:span text:style-name="T25">Enter password : loppy</text:span></text:span></text:p>
      <text:p text:style-name="P63"><text:span text:style-name="Source_20_Text"><text:span text:style-name="T25">Enter password : joppy</text:span></text:span></text:p>
      <text:p text:style-name="P63"><text:span text:style-name="Source_20_Text"><text:span text:style-name="T25">Enter password : floppy</text:span></text:span></text:p>
      <text:p text:style-name="P63"><text:span text:style-name="Source_20_Text"><text:span text:style-name="T25">Enter password : popy</text:span></text:span></text:p>
      <text:p text:style-name="P63"><text:span text:style-name="Source_20_Text"><text:span text:style-name="T25">Enter password : poppyfur</text:span></text:span></text:p>
      <text:p text:style-name="P63"><text:span text:style-name="Source_20_Text"><text:span text:style-name="T25">Enter password : poppy</text:span></text:span></text:p>
      <text:p text:style-name="P63"><text:span text:style-name="Source_20_Text"><text:span text:style-name="T25"/></text:span></text:p>
      <text:p text:style-name="P63"><text:span text:style-name="Source_20_Text"><text:span text:style-name="T25"/></text:span></text:p>
      <text:p text:style-name="P95"><text:span text:style-name="Source_20_Text"><text:span text:style-name="T26">Program 19</text:span></text:span></text:p>
      <text:p text:style-name="P64"><text:span text:style-name="Source_20_Text"><text:span text:style-name="T26">while True:</text:span></text:span></text:p>
      <text:p text:style-name="P64"><text:span text:style-name="Source_20_Text"><text:span text:style-name="T26"><text:tab/>passwd=input("Enter password : ")</text:span></text:span></text:p>
      <text:p text:style-name="P64"><text:span text:style-name="Source_20_Text"><text:span text:style-name="T26"><text:tab/>if passwd == 'poppy':</text:span></text:span></text:p>
      <text:p text:style-name="P64"><text:span text:style-name="Source_20_Text"><text:span text:style-name="T26"><text:tab/><text:tab/>break</text:span></text:span></text:p>
      <text:p text:style-name="P64"><text:span text:style-name="Source_20_Text"><text:span text:style-name="T26"><text:tab/>else:</text:span></text:span></text:p>
      <text:p text:style-name="P64"><text:span text:style-name="Source_20_Text"><text:span text:style-name="T26"><text:tab/><text:tab/>continue</text:span></text:span></text:p>
      <text:p text:style-name="P64"><text:span text:style-name="Source_20_Text"><text:span text:style-name="T26"/></text:span></text:p>
      <text:p text:style-name="P64"><text:span text:style-name="Source_20_Text"><text:span text:style-name="T24">O/p:</text:span></text:span></text:p>
      <text:p text:style-name="P64"><text:span text:style-name="Source_20_Text"><text:span text:style-name="T25">Enter password : loppy</text:span></text:span></text:p>
      <text:p text:style-name="P64"><text:span text:style-name="Source_20_Text"><text:span text:style-name="T25">Enter password : joppy</text:span></text:span></text:p>
      <text:p text:style-name="P64"><text:span text:style-name="Source_20_Text"><text:span text:style-name="T25">Enter password : floppy</text:span></text:span></text:p>
      <text:p text:style-name="P64"><text:span text:style-name="Source_20_Text"><text:span text:style-name="T25">Enter password : popy</text:span></text:span></text:p>
      <text:p text:style-name="P64"><text:span text:style-name="Source_20_Text"><text:span text:style-name="T25">Enter password : poppyfur</text:span></text:span></text:p>
      <text:p text:style-name="P64"><text:span text:style-name="Source_20_Text"><text:span text:style-name="T25">Enter password : poppy</text:span></text:span></text:p>
      <text:p text:style-name="P64"><text:span text:style-name="Source_20_Text"><text:span text:style-name="T25"/></text:span></text:p>
      <text:p text:style-name="P64"><text:span text:style-name="Source_20_Text"><text:span text:style-name="T25"/></text:span></text:p>
      <text:p text:style-name="P96"><text:soft-page-break/><text:span text:style-name="Source_20_Text"><text:span text:style-name="T27">Program 19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>List comprehensions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>temps=[223,433,990,789]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>temps = [temp/10 for temp in temps]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>print(temps)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/></text:span></text:p>
      <text:p text:style-name="P65"><text:span text:style-name="Source_20_Text"><text:span text:style-name="T27">vals=[23,34,155,67,49,-89]</text:span></text:span></text:p>
      <text:p text:style-name="P65"><text:span text:style-name="Source_20_Text"><text:span text:style-name="T27">newvals=[each if each&lt;100 and each&gt;0 else 0 for each in vals]</text:span></text:span></text:p>
      <text:p text:style-name="P65"><text:span text:style-name="Source_20_Text"><text:span text:style-name="T27">print(newvals)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>O/p:</text:span></text:span></text:p>
      <text:p text:style-name="P65"><text:span text:style-name="Source_20_Text"><text:span text:style-name="T27">[22.3, 43.3, 99.0, 78.9]</text:span></text:span></text:p>
      <text:p text:style-name="P65"><text:span text:style-name="Source_20_Text"><text:span text:style-name="T27">[23, 34, 0, 67, 49, 0]</text:span></text:span></text:p>
      <text:p text:style-name="P65"><text:span text:style-name="Source_20_Text"><text:span text:style-name="T27"/></text:span></text:p>
      <text:p text:style-name="P65"><text:span text:style-name="Source_20_Text"><text:span text:style-name="T27"/></text:span></text:p>
      <text:p text:style-name="P97"><text:span text:style-name="Source_20_Text"><text:span text:style-name="T28">Program 20</text:span></text:span></text:p>
      <text:p text:style-name="P66"><text:span text:style-name="Source_20_Text"><text:span text:style-name="T28"/></text:span></text:p>
      <text:p text:style-name="P66"><text:span text:style-name="Source_20_Text"><text:span text:style-name="T28">def proc(mylist):</text:span></text:span></text:p>
      <text:p text:style-name="P66"><text:span text:style-name="Source_20_Text"><text:span text:style-name="T28"><text:s text:c="4"/>lsum=sum(float(each) for each in mylist)</text:span></text:span></text:p>
      <text:p text:style-name="P66"><text:span text:style-name="Source_20_Text"><text:span text:style-name="T28"><text:s text:c="4"/>return lsum</text:span></text:span></text:p>
      <text:p text:style-name="P66"><text:span text:style-name="Source_20_Text"><text:span text:style-name="T28"/></text:span></text:p>
      <text:p text:style-name="P66"><text:span text:style-name="Source_20_Text"><text:span text:style-name="T28">mysum=proc(['2.7','3.9','4.3','1.2'])</text:span></text:span></text:p>
      <text:p text:style-name="P66"><text:span text:style-name="Source_20_Text"><text:span text:style-name="T28">print (mysum)</text:span></text:span></text:p>
      <text:p text:style-name="P66"><text:span text:style-name="Source_20_Text"><text:span text:style-name="T28"/></text:span></text:p>
      <text:p text:style-name="P66"><text:span text:style-name="Source_20_Text"><text:span text:style-name="T28">O/p:</text:span></text:span></text:p>
      <text:p text:style-name="P66"><text:span text:style-name="Source_20_Text"><text:span text:style-name="T28">12.099999999999998</text:span></text:span></text:p>
      <text:p text:style-name="P66"><text:span text:style-name="Source_20_Text"><text:span text:style-name="T28"/></text:span></text:p>
      <text:p text:style-name="P66"><text:span text:style-name="Source_20_Text"><text:span text:style-name="T28"/></text:span></text:p>
      <text:p text:style-name="P66"><text:span text:style-name="Source_20_Text"><text:span text:style-name="T28"/></text:span></text:p>
      <text:p text:style-name="P110"><text:span text:style-name="Source_20_Text"><text:span text:style-name="T29">Notes</text:span></text:span></text:p>
      <text:p text:style-name="P148"><text:span text:style-name="Source_20_Text"><text:span text:style-name="T29">A list comprehension is an expression that creates a list by iterating over another container. </text:span></text:span></text:p>
      <text:list xml:id="list1270792829893556700" text:style-name="L32">
        <text:list-item>
          <text:p text:style-name="P149">A <text:span text:style-name="Strong_20_Emphasis">basic </text:span>list comprehension:</text:p>
          <text:p text:style-name="P162">[i*2 for i in [1, 5, 10]]</text:p>
          <text:p text:style-name="P149">Output: <text:span text:style-name="Source_20_Text">[2, 10, 20]</text:span></text:p>
        </text:list-item>
        <text:list-item>
          <text:p text:style-name="P149">List comprehension with <text:span text:style-name="Strong_20_Emphasis">if</text:span> condition:</text:p>
          <text:p text:style-name="P162">[i*2 for i in [1, -2, 10] if i&gt;0]</text:p>
          <text:p text:style-name="P149">Output: <text:span text:style-name="Source_20_Text">[2, 20]</text:span></text:p>
        </text:list-item>
        <text:list-item>
          <text:p text:style-name="P149">List comprehension with an <text:span text:style-name="Strong_20_Emphasis">if</text:span> <text:span text:style-name="Strong_20_Emphasis">and</text:span> <text:span text:style-name="Strong_20_Emphasis">else</text:span> condition:</text:p>
          <text:p text:style-name="P162">[i*2 if i&gt;0 else 0 for i in [1, -2, 10]]</text:p>
          <text:p text:style-name="P149">Output: <text:span text:style-name="Source_20_Text">[2, 0, 20]</text:span></text:p>
        </text:list-item>
      </text:list>
      <text:p text:style-name="P67"><text:span text:style-name="Source_20_Text"><text:span text:style-name="T29"/></text:span></text:p>
      <text:p text:style-name="P111"><text:span text:style-name="Source_20_Text"><text:span text:style-name="T30">Functions with multiple arguments</text:span></text:span></text:p>
      <text:p text:style-name="P68"><text:span text:style-name="Source_20_Text"><text:span text:style-name="T30"/></text:span></text:p>
      <text:p text:style-name="P68"><text:span text:style-name="Source_20_Text"><text:span text:style-name="T30">def func(arg1,arg2):</text:span></text:span></text:p>
      <text:p text:style-name="P68"><text:span text:style-name="Source_20_Text"><text:span text:style-name="T30"><text:tab/>return(arg1+arg2)</text:span></text:span></text:p>
      <text:p text:style-name="P68"><text:span text:style-name="Source_20_Text"><text:span text:style-name="T30"/></text:span></text:p>
      <text:p text:style-name="P69"><text:span text:style-name="Source_20_Text"><text:span text:style-name="T31">func(“my”,”world”)</text:span></text:span></text:p>
      <text:p text:style-name="P69"><text:span text:style-name="Source_20_Text"><text:span text:style-name="T31"/></text:span></text:p>
      <text:p text:style-name="P69"><text:span text:style-name="Source_20_Text"><text:span text:style-name="T31">O/p:</text:span></text:span></text:p>
      <text:p text:style-name="P69"><text:span text:style-name="Source_20_Text"><text:span text:style-name="T31">myworld</text:span></text:span></text:p>
      <text:p text:style-name="P69"><text:span text:style-name="Source_20_Text"><text:span text:style-name="T31"/></text:span></text:p>
      <text:p text:style-name="P69"><text:span text:style-name="Source_20_Text"><text:span text:style-name="T31"/></text:span></text:p>
      <text:p text:style-name="P69"><text:span text:style-name="Source_20_Text"><text:span text:style-name="T31"/></text:span></text:p>
      <text:p text:style-name="P98"><text:span text:style-name="Source_20_Text"><text:span text:style-name="T32">Program 20</text:span></text:span></text:p>
      <text:p text:style-name="P70"><text:span text:style-name="Source_20_Text"><text:span text:style-name="T32">def area1(a,b):</text:span></text:span></text:p>
      <text:p text:style-name="P70"><text:span text:style-name="Source_20_Text"><text:span text:style-name="T32"><text:tab/>return (2*a + b)</text:span></text:span></text:p>
      <text:p text:style-name="P70"><text:span text:style-name="Source_20_Text"><text:span text:style-name="T32"><text:tab/></text:span></text:span></text:p>
      <text:p text:style-name="P70"><text:span text:style-name="Source_20_Text"><text:span text:style-name="T32">def area2(a=1,b=2):</text:span></text:span></text:p>
      <text:p text:style-name="P70"><text:span text:style-name="Source_20_Text"><text:span text:style-name="T32"><text:tab/>return (2*a + b)</text:span></text:span></text:p>
      <text:p text:style-name="P70"><text:span text:style-name="Source_20_Text"><text:span text:style-name="T32"><text:tab/></text:span></text:span></text:p>
      <text:p text:style-name="P70"><text:span text:style-name="Source_20_Text"><text:span text:style-name="T32">def area3(a=2,b=3):<text:tab/></text:span></text:span></text:p>
      <text:p text:style-name="P70"><text:span text:style-name="Source_20_Text"><text:span text:style-name="T32"><text:tab/>return (2*a + b)</text:span></text:span></text:p>
      <text:p text:style-name="P70"><text:span text:style-name="Source_20_Text"><text:span text:style-name="T32"/></text:span></text:p>
      <text:p text:style-name="P70"><text:span text:style-name="Source_20_Text"><text:span text:style-name="T32"/></text:span></text:p>
      <text:p text:style-name="P70"><text:span text:style-name="Source_20_Text"><text:span text:style-name="T32">print(area1(2,3))</text:span></text:span></text:p>
      <text:p text:style-name="P70"><text:span text:style-name="Source_20_Text"><text:span text:style-name="T32">print(area2(b=3,a=4))</text:span></text:span></text:p>
      <text:p text:style-name="P70"><text:span text:style-name="Source_20_Text"><text:span text:style-name="T32">print(area3(7))</text:span></text:span></text:p>
      <text:p text:style-name="P70"><text:span text:style-name="Source_20_Text"><text:span text:style-name="T32">print(area2())</text:span></text:span></text:p>
      <text:p text:style-name="P70"><text:span text:style-name="Source_20_Text"><text:span text:style-name="T32"/></text:span></text:p>
      <text:p text:style-name="P70"><text:span text:style-name="Source_20_Text"><text:span text:style-name="T32">O/p:</text:span></text:span></text:p>
      <text:p text:style-name="P70"><text:span text:style-name="Source_20_Text"><text:span text:style-name="T32">7</text:span></text:span></text:p>
      <text:p text:style-name="P70"><text:span text:style-name="Source_20_Text"><text:span text:style-name="T32">11</text:span></text:span></text:p>
      <text:p text:style-name="P70"><text:span text:style-name="Source_20_Text"><text:span text:style-name="T32">17</text:span></text:span></text:p>
      <text:p text:style-name="P70"><text:span text:style-name="Source_20_Text"><text:span text:style-name="T32">4</text:span></text:span></text:p>
      <text:p text:style-name="P70"><text:span text:style-name="Source_20_Text"><text:span text:style-name="T32"/></text:span></text:p>
      <text:p text:style-name="P70"><text:span text:style-name="Source_20_Text"><text:span text:style-name="T32"/></text:span></text:p>
      <text:p text:style-name="P99"><text:span text:style-name="Source_20_Text"><text:span text:style-name="T33">Program3</text:span></text:span></text:p>
      <text:p text:style-name="P71"><text:span text:style-name="Source_20_Text"><text:span text:style-name="T33">def mean(*args):</text:span></text:span></text:p>
      <text:p text:style-name="P71"><text:span text:style-name="Source_20_Text"><text:span text:style-name="T33"><text:tab/>return sum(args)/len(args)</text:span></text:span></text:p>
      <text:p text:style-name="P71"><text:span text:style-name="Source_20_Text"><text:span text:style-name="T33"><text:tab/></text:span></text:span></text:p>
      <text:p text:style-name="P71"><text:span text:style-name="Source_20_Text"><text:span text:style-name="T33">print(mean(1,2,3,4,5,6,7))</text:span></text:span></text:p>
      <text:p text:style-name="P71"><text:span text:style-name="Source_20_Text"><text:span text:style-name="T33"/></text:span></text:p>
      <text:p text:style-name="P71"><text:span text:style-name="Source_20_Text"><text:span text:style-name="T33">O/p:</text:span></text:span></text:p>
      <text:p text:style-name="P71"><text:span text:style-name="Source_20_Text"><text:span text:style-name="T33">4.0</text:span></text:span></text:p>
      <text:p text:style-name="P71"><text:span text:style-name="Source_20_Text"><text:span text:style-name="T33"/></text:span></text:p>
      <text:p text:style-name="P71"><text:span text:style-name="Source_20_Text"><text:span text:style-name="T33"/></text:span></text:p>
      <text:p text:style-name="P68"><text:span text:style-name="Source_20_Text"><text:span text:style-name="T30"/></text:span></text:p>
      <text:p text:style-name="P112">Notes</text:p>
      <text:p text:style-name="P153">Functions can have more than one <text:span text:style-name="Strong_20_Emphasis">parameter</text:span>:</text:p>
      <text:p text:style-name="P160">def volume(a, b, c): <text:s text:c="3"/>return a * b * c</text:p>
      <text:list xml:id="list1706467680673800837" text:style-name="L34">
        <text:list-item>
          <text:p text:style-name="P150">Functions can have <text:span text:style-name="Strong_20_Emphasis">default</text:span> parameters (e.g. <text:span text:style-name="Source_20_Text">coefficient</text:span>):</text:p>
        </text:list-item>
      </text:list>
      <text:p text:style-name="P160">def converter(feet, coefficient = 3.2808): <text:s text:c="3"/>meters = feet / coefficient <text:s text:c="3"/>return meters print(converter(10))</text:p>
      <text:p text:style-name="Text_20_body">Output: <text:span text:style-name="Source_20_Text">3.0480370641306997</text:span></text:p>
      <text:p text:style-name="Text_20_body">Arguments can be passed as <text:span text:style-name="Strong_20_Emphasis">non-keyword</text:span> (positional) arguments (e.g. <text:span text:style-name="Source_20_Text">a</text:span>) or <text:span text:style-name="Strong_20_Emphasis">keyword</text:span> arguments (e.g. <text:span text:style-name="Source_20_Text">b=2</text:span> and <text:span text:style-name="Source_20_Text">c=10</text:span>):</text:p>
      <text:p text:style-name="P160">def volume(a, b, c): <text:s text:c="3"/>return a * b * c print(volume(1, b=2, c=10))</text:p>
      <text:list xml:id="list1205772280713407504" text:style-name="L35">
        <text:list-item>
          <text:p text:style-name="P151">An <text:span text:style-name="Strong_20_Emphasis">*args </text:span>parameter allows the  function to be called with an arbitrary number of non-keyword arguments:</text:p>
        </text:list-item>
      </text:list>
      <text:p text:style-name="P160">def find_max(*args): <text:s text:c="3"/>return max(args)print(find_max(3, 99, 1001, 2, 8))</text:p>
      <text:p text:style-name="Text_20_body">Output: <text:span text:style-name="Source_20_Text">1001</text:span></text:p>
      <text:list xml:id="list1237326957009001852" text:style-name="L36">
        <text:list-item>
          <text:p text:style-name="P152">An <text:span text:style-name="Strong_20_Emphasis">**kwargs</text:span> parameter allows the function to be called with an arbitrary number of keyword arguments:</text:p>
        </text:list-item>
      </text:list>
      <text:p text:style-name="P160">def find_winner(**kwargs): <text:s text:c="3"/>return max(kwargs)print(find_winner(Andy = 17, Marry = 19, Sim = 45, Kae = 34))</text:p>
      <text:p text:style-name="Text_20_body">Output: <text:span text:style-name="Source_20_Text">Sim</text:span></text:p>
      <text:p text:style-name="P72"/>
      <text:p text:style-name="P113">File Processing</text:p>
      <text:p text:style-name="P73">myfile=open("fruits.txt")</text:p>
      <text:p text:style-name="P73">print(myfile.read())</text:p>
      <text:p text:style-name="P73">myfile.close()</text:p>
      <text:p text:style-name="P73"/>
      <text:p text:style-name="P73">O/p:</text:p>
      <text:p text:style-name="P73">pear</text:p>
      <text:p text:style-name="P73">apple</text:p>
      <text:p text:style-name="P73">orange</text:p>
      <text:p text:style-name="P73">mandarin</text:p>
      <text:p text:style-name="P73">watermelon</text:p>
      <text:p text:style-name="P73">pomegranate</text:p>
      <text:p text:style-name="P73"/>
      <text:p text:style-name="P73"/>
      <text:p text:style-name="P100">Program 21</text:p>
      <text:p text:style-name="P74"/>
      <text:p text:style-name="P74">with open("veg.txt","w") as myfile:</text:p>
      <text:p text:style-name="P74"><text:tab/>myfile.write("tomato\nonion\ncucumber")<text:tab/></text:p>
      <text:p text:style-name="P41"/>
      <text:p text:style-name="P74">O/p:</text:p>
      <text:p text:style-name="P116">vegetable.txt</text:p>
      <text:p text:style-name="P74">tomato</text:p>
      <text:p text:style-name="P74">onion</text:p>
      <text:p text:style-name="P74">cucumber</text:p>
      <text:p text:style-name="P74"/>
      <text:p text:style-name="P74"/>
      <text:p text:style-name="P75">r <text:tab/>– open for reading</text:p>
      <text:p text:style-name="P75">w<text:tab/>– open for writing</text:p>
      <text:p text:style-name="P75">x<text:tab/>- create a new file and open it for writing, if exists returns errors</text:p>
      <text:p text:style-name="P75">a<text:tab/>- open for writing, appending to the end of the file if it exists,<text:span text:style-name="T43">cannot read </text:span></text:p>
      <text:p text:style-name="P76">a+<text:tab/>- <text:s/><text:span text:style-name="T42">open for writing, appending to the end of the file if it exists, </text:span>can read</text:p>
      <text:p text:style-name="P75">b<text:tab/>- binary mode</text:p>
      <text:p text:style-name="P75">t<text:tab/>- text mode</text:p>
      <text:p text:style-name="P75"/>
      <text:p text:style-name="P75"/>
      <text:p text:style-name="P114">Notes</text:p>
      <text:p text:style-name="P76"/>
      <text:p text:style-name="P157">You can <text:span text:style-name="Strong_20_Emphasis">read</text:span> an existing file with Python:</text:p>
      <text:p text:style-name="P160">with open("file.txt") as file: <text:s text:c="3"/>content = file.read()</text:p>
      <text:list xml:id="list7320256310669056224" text:style-name="L38">
        <text:list-item>
          <text:p text:style-name="P154">You can <text:span text:style-name="Strong_20_Emphasis">create</text:span> a new file with Python and <text:span text:style-name="Strong_20_Emphasis">write</text:span> some text on it:</text:p>
        </text:list-item>
      </text:list>
      <text:p text:style-name="P160">with open("file.txt", "w") as file: <text:s text:c="3"/>content = file.write("Sample text")</text:p>
      <text:list xml:id="list2196481595468353077" text:style-name="L39">
        <text:list-item>
          <text:p text:style-name="P155">You can <text:span text:style-name="Strong_20_Emphasis">append</text:span> text to an existing file without overwriting it:</text:p>
        </text:list-item>
      </text:list>
      <text:p text:style-name="P160">with open("file.txt", "a") as file: <text:s text:c="3"/>content = file.write("More sample text")</text:p>
      <text:list xml:id="list1269271702468939524" text:style-name="L40">
        <text:list-item>
          <text:p text:style-name="P156">You can both <text:span text:style-name="Strong_20_Emphasis">append and read</text:span> a file with:</text:p>
        </text:list-item>
      </text:list>
      <text:p text:style-name="P160">with open("file.txt", "a+") as file: <text:s text:c="3"/>content = file.write("Even more sample text") <text:s text:c="3"/>file.seek(0) <text:s text:c="3"/>content = file.read()</text:p>
      <text:p text:style-name="P76"/>
      <text:p text:style-name="P115">Modules</text:p>
      <text:p text:style-name="P77">import time</text:p>
      <text:p text:style-name="P77"/>
      <text:p text:style-name="P77">time.sleep(10)</text:p>
      <text:p text:style-name="P74"/>
      <text:p text:style-name="P41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41:04.326026257</meta:creation-date>
    <meta:generator>LibreOffice/5.1.6.2$Linux_X86_64 LibreOffice_project/10m0$Build-2</meta:generator>
    <dc:date>2020-01-17T16:49:51.725534135</dc:date>
    <meta:editing-duration>PT22H10M58S</meta:editing-duration>
    <meta:editing-cycles>93</meta:editing-cycles>
    <meta:document-statistic meta:table-count="0" meta:image-count="0" meta:object-count="0" meta:page-count="21" meta:paragraph-count="476" meta:word-count="2452" meta:character-count="17527" meta:non-whitespace-character-count="15366"/>
  </office:meta>
</office:document-meta>
</file>